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Times New Roman&quot;" svg:font-family="'&quot;Times New Roman&quot;'"/>
    <style:font-face style:name="Arial" svg:font-family="Arial"/>
    <style:font-face style:name="Cambria" svg:font-family="Cambria"/>
    <style:font-face style:name="Sans-serif" svg:font-family="Sans-serif"/>
    <style:font-face style:name="Slack-Lato" svg:font-family="Slack-Lato"/>
    <style:font-face style:name="Söhne" svg:font-family="Söhn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43.04pt"/>
    </style:style>
    <style:style style:name="co2" style:family="table-column">
      <style:table-column-properties fo:break-before="auto" style:column-width="156.25pt"/>
    </style:style>
    <style:style style:name="co3" style:family="table-column">
      <style:table-column-properties fo:break-before="auto" style:column-width="93.74pt"/>
    </style:style>
    <style:style style:name="co4" style:family="table-column">
      <style:table-column-properties fo:break-before="auto" style:column-width="153.5pt"/>
    </style:style>
    <style:style style:name="co5" style:family="table-column">
      <style:table-column-properties fo:break-before="auto" style:column-width="84.76pt"/>
    </style:style>
    <style:style style:name="co6" style:family="table-column">
      <style:table-column-properties fo:break-before="auto" style:column-width="231.31pt"/>
    </style:style>
    <style:style style:name="co7" style:family="table-column">
      <style:table-column-properties fo:break-before="auto" style:column-width="70.16pt"/>
    </style:style>
    <style:style style:name="co8" style:family="table-column">
      <style:table-column-properties fo:break-before="auto" style:column-width="115.31pt"/>
    </style:style>
    <style:style style:name="co9" style:family="table-column">
      <style:table-column-properties fo:break-before="auto" style:column-width="255.54pt"/>
    </style:style>
    <style:style style:name="co10" style:family="table-column">
      <style:table-column-properties fo:break-before="auto" style:column-width="91.64pt"/>
    </style:style>
    <style:style style:name="co11" style:family="table-column">
      <style:table-column-properties fo:break-before="auto" style:column-width="232.64pt"/>
    </style:style>
    <style:style style:name="co12" style:family="table-column">
      <style:table-column-properties fo:break-before="auto" style:column-width="177.11pt"/>
    </style:style>
    <style:style style:name="co13" style:family="table-column">
      <style:table-column-properties fo:break-before="auto" style:column-width="249.9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80.74pt" fo:break-before="auto" style:use-optimal-row-height="false"/>
    </style:style>
    <style:style style:name="ro4" style:family="table-row">
      <style:table-row-properties style:row-height="24.01pt" fo:break-before="auto" style:use-optimal-row-height="false"/>
    </style:style>
    <style:style style:name="ro5" style:family="table-row">
      <style:table-row-properties style:row-height="134.25pt" fo:break-before="auto" style:use-optimal-row-height="false"/>
    </style:style>
    <style:style style:name="ro6" style:family="table-row">
      <style:table-row-properties style:row-height="38.24pt" fo:break-before="auto" style:use-optimal-row-height="false"/>
    </style:style>
    <style:style style:name="ta1" style:family="table" style:master-page-name="PageStyle_5f_MASTER">
      <style:table-properties table:display="true" style:writing-mode="lr-tb"/>
    </style:style>
    <style:style style:name="ta2" style:family="table" style:master-page-name="PageStyle_5f_Midnighters">
      <style:table-properties table:display="true" style:writing-mode="lr-tb"/>
    </style:style>
    <style:style style:name="ta3" style:family="table" style:master-page-name="PageStyle_5f_Users_20_1-3">
      <style:table-properties table:display="true" style:writing-mode="lr-tb"/>
    </style:style>
    <style:style style:name="ta4" style:family="table" style:master-page-name="PageStyle_5f_User_20_4_2c_5_2c_9">
      <style:table-properties table:display="true" style:writing-mode="lr-tb"/>
    </style:style>
    <style:style style:name="ta5" style:family="table" style:master-page-name="PageStyle_5f_Users_20_6-8">
      <style:table-properties table:display="true" style:writing-mode="lr-tb"/>
    </style:style>
    <style:style style:name="ta6" style:family="table" style:master-page-name="PageStyle_5f_Boards_20_1_2c_2_2c_5">
      <style:table-properties table:display="true" style:writing-mode="lr-tb" tableooo:tab-color="#f6b26b"/>
    </style:style>
    <style:style style:name="ta7" style:family="table" style:master-page-name="PageStyle_5f_Boards_20_3_2c_4_20_Support">
      <style:table-properties table:display="true" style:writing-mode="lr-tb"/>
    </style:style>
    <style:style style:name="ta8" style:family="table" style:master-page-name="PageStyle_5f_Colums_20_1-3_2c_5">
      <style:table-properties table:display="true" style:writing-mode="lr-tb"/>
    </style:style>
    <style:style style:name="ta9" style:family="table" style:master-page-name="PageStyle_5f_Colums_20_4_3b__20_Tasks_20_1-3">
      <style:table-properties table:display="true" style:writing-mode="lr-tb"/>
    </style:style>
    <style:style style:name="ce1" style:family="table-cell" style:parent-style-name="Default">
      <style:table-cell-properties fo:background-color="#6d9eeb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fo:background-color="#6d9ee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fo:background-color="#ffd96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8f8f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1d1c1d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fo:background-color="#fafafa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ackground-color="#ffd966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fo:background-color="#fafafa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3b4151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7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ackground-color="#f8f8f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1d1c1d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f0f0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f0f0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f0f0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fo:background-color="#6d9eeb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0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4" style:family="table-cell" style:parent-style-name="Default">
      <style:table-cell-properties fo:border-bottom="0.74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order-bottom="0.74pt solid #000000" fo:background-color="#f8f8f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1d1c1d" style:text-outline="false" style:text-line-through-style="none" style:text-line-through-type="none" style:font-name="Slack-Lato" fo:font-size="11pt" fo:font-style="normal" fo:text-shadow="none" style:text-underline-style="none" fo:font-weight="bold" style:font-size-asian="11pt" style:font-style-asian="normal" style:font-weight-asian="bold" style:font-name-complex="Slack-Lato" style:font-size-complex="11pt" style:font-style-complex="normal" style:font-weight-complex="bold"/>
    </style:style>
    <style:style style:name="ce67" style:family="table-cell" style:parent-style-name="Default">
      <style:table-cell-properties fo:border-bottom="0.74pt solid #000000" fo:background-color="#f8f8f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1d1c1d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8" style:family="table-cell" style:parent-style-name="Default">
      <style:table-cell-properties fo:background-color="#f8f8f8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1d1c1d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9" style:family="table-cell" style:parent-style-name="Default">
      <style:table-cell-properties fo:border-bottom="0.74pt solid #000000" fo:background-color="#f8f8f8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1d1c1d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0.74pt solid #000000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3" style:family="table-cell" style:parent-style-name="Default">
      <style:table-cell-properties fo:border-bottom="0.74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7" style:family="table-cell" style:parent-style-name="Default">
      <style:table-cell-properties fo:border-bottom="0.74pt solid #000000" fo:background-color="#ffffff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>
      <style:table-cell-properties fo:border-bottom="0.74pt solid #000000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a2fca2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5" style:family="table-cell" style:parent-style-name="Default">
      <style:table-cell-properties fo:border-bottom="0.74pt solid #000000" fo:background-color="#6aa84f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1d1c1d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>
      <style:table-cell-properties fo:border-bottom="0.74pt solid #000000" fo:background-color="#6aa84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1d1c1d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1d1c1d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>
      <style:table-cell-properties fo:border-bottom="0.74pt solid #000000" fo:background-color="#f8f8f8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1d1c1d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>
      <style:table-cell-properties fo:border-bottom="0.74pt solid #000000" fo:background-color="#f8f8f8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1d1c1d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b4151" style:text-outline="false" style:text-line-through-style="none" style:text-line-through-type="none" style:font-name="Sans-serif" fo:font-size="11pt" fo:font-style="normal" fo:text-shadow="none" style:text-underline-style="none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9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f0f0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f0f0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1" style:family="table-cell" style:parent-style-name="Default">
      <style:table-cell-properties fo:background-color="#fafafa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2pt" fo:font-style="normal" fo:text-shadow="none" style:text-underline-style="none" fo:font-weight="bold" style:font-size-asian="12pt" style:font-style-asian="normal" style:font-weight-asian="bold" style:font-name-complex="&quot;Times New Roman&quot;" style:font-size-complex="12pt" style:font-style-complex="normal" style:font-weight-complex="bold"/>
    </style:style>
    <style:style style:name="ce10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4" style:family="table-cell" style:parent-style-name="Default">
      <style:table-cell-properties fo:background-color="#6d9eeb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7" style:family="table-cell" style:parent-style-name="Default">
      <style:table-cell-properties fo:background-color="#fafafa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2pt" fo:font-style="normal" fo:text-shadow="none" style:text-underline-style="none" fo:font-weight="bold" style:font-size-asian="12pt" style:font-style-asian="normal" style:font-weight-asian="bold" style:font-name-complex="&quot;Times New Roman&quot;" style:font-size-complex="12pt" style:font-style-complex="normal" style:font-weight-complex="bold"/>
    </style:style>
    <style:style style:name="ce10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9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2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Default">
      <style:table-cell-properties fo:background-color="#b7b7b7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4" style:family="table-cell" style:parent-style-name="Default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5" style:family="table-cell" style:parent-style-name="Default">
      <style:table-cell-properties fo:background-color="#6d9eeb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7" style:family="table-cell" style:parent-style-name="Default">
      <style:table-cell-properties fo:background-color="#cccccc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Cambria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3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4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5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f0f0f" style:text-outline="false" style:text-line-through-style="none" style:text-line-through-type="none" style:font-name="Söhne" fo:font-size="12pt" fo:font-style="normal" fo:text-shadow="none" style:text-underline-style="none" fo:font-weight="normal" style:font-size-asian="12pt" style:font-style-asian="normal" style:font-weight-asian="normal" style:font-name-complex="Söhne" style:font-size-complex="12pt" style:font-style-complex="normal" style:font-weight-complex="normal"/>
    </style:style>
    <style:style style:name="ce129" style:family="table-cell" style:parent-style-name="Default">
      <style:table-cell-properties fo:background-color="#6d9eeb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0" style:family="table-cell" style:parent-style-name="Default">
      <style:table-cell-properties fo:background-color="#cccccc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3" style:family="table-cell" style:parent-style-name="Default">
      <style:table-cell-properties fo:background-color="#cccccc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5" style:family="table-cell" style:parent-style-name="Default">
      <style:table-cell-properties fo:background-color="#6d9eeb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6" style:family="table-cell" style:parent-style-name="Default">
      <style:table-cell-properties fo:background-color="#fafafa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2pt" fo:font-style="normal" fo:text-shadow="none" style:text-underline-style="none" fo:font-weight="bold" style:font-size-asian="12pt" style:font-style-asian="normal" style:font-weight-asian="bold" style:font-name-complex="&quot;Times New Roman&quot;" style:font-size-complex="12pt" style:font-style-complex="normal" style:font-weight-complex="bold"/>
    </style:style>
    <style:style style:name="ce137" style:family="table-cell" style:parent-style-name="Default">
      <style:table-cell-properties fo:background-color="#cccccc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9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style:text-position="0% 100%" style:font-style-complex="normal" style:font-style-asian="normal" style:font-weight-complex="bold" style:font-weight-asian="bold" style:font-size-complex="10pt" style:font-size-asian="10pt" style:font-name-complex="Arial" fo:color="#000000" fo:text-shadow="none" style:text-outline="false" fo:font-style="normal" style:text-line-through-type="none" style:text-underline-style="none" style:text-underline-color="font-color" fo:font-weight="bold" fo:font-size="10pt" style:font-name="Arial"/>
    </style:style>
    <style:style style:name="T2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fo:color="#000000"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/>
    </style:style>
    <style:style style:name="T4" style:family="text">
      <style:text-properties style:font-name="Arial" style:font-style-complex="normal" style:font-style-asian="normal" style:font-weight-complex="bold" style:font-weight-asian="bold" style:font-size-complex="11pt" style:font-size-asian="11pt" style:font-name-complex="Arial" fo:color="#000000" style:text-position="0% 100%" style:text-outline="false" fo:font-style="normal" style:text-line-through-type="none" style:text-underline-style="none" style:text-underline-color="font-color" fo:font-weight="bold" fo:font-size="11pt" fo:text-shadow="none"/>
    </style:style>
    <style:style style:name="T5" style:family="text">
      <style:text-properties style:font-name="Arial" style:font-style-complex="normal" style:font-style-asian="normal" style:font-size-complex="11pt" style:font-size-asian="11pt" style:font-name-complex="Arial" fo:color="#000000" style:text-position="0% 100%" style:text-outline="false" fo:font-style="normal" style:text-line-through-type="none" style:text-underline-style="none" style:text-underline-color="font-color" fo:font-size="11pt" fo:text-shadow="none" fo:font-weight="normal" style:font-weight-asian="normal" style:font-weight-complex="normal"/>
    </style:style>
    <style:style style:name="T6" style:family="text">
      <style:text-properties fo:color="#000000" style:font-name="Arial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2pt" style:font-size-complex="12pt" style:font-weight-asian="normal" style:font-weight-complex="normal" style:font-style-asian="normal" style:font-style-complex="normal"/>
    </style:style>
    <style:style style:name="T7" style:family="text">
      <style:text-properties fo:color="#000000" style:font-name="Arial" fo:font-size="12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2pt" style:font-size-complex="12pt" style:font-weight-asian="bold" style:font-weight-complex="bold" style:font-style-asian="normal" style:font-style-complex="normal"/>
    </style:style>
    <style:style style:name="T8" style:family="text">
      <style:text-properties style:text-position="0% 100%" style:font-style-complex="normal" style:font-style-asian="normal" style:font-weight-complex="bold" style:font-weight-asian="bold" style:font-size-complex="12pt" style:font-size-asian="12pt" style:font-name-complex="Arial" fo:color="#000000" fo:text-shadow="none" style:text-outline="false" fo:font-style="normal" style:text-line-through-type="none" style:text-underline-style="none" style:text-underline-color="font-color" fo:font-weight="bold" fo:font-size="12pt" style:font-name="Ari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ASTER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TaskPro Backend Check List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2" office:value-type="string" calcext:value-type="string">
            <text:p>Request (REST API)</text:p>
          </table:table-cell>
          <table:table-cell table:style-name="ce2" office:value-type="string" calcext:value-type="string">
            <text:p>Параметри</text:p>
          </table:table-cell>
          <table:table-cell table:style-name="ce2" office:value-type="string" calcext:value-type="string">
            <text:p>Response Code</text:p>
          </table:table-cell>
          <table:table-cell table:style-name="ce2" office:value-type="string" calcext:value-type="string">
            <text:p>Response Message</text:p>
          </table:table-cell>
          <table:table-cell table:style-name="ce2" office:value-type="string" calcext:value-type="string">
            <text:p>Статус</text:p>
          </table:table-cell>
          <table:table-cell table:style-name="ce2" office:value-type="string" calcext:value-type="string">
            <text:p>Коментар</text:p>
          </table:table-cell>
          <table:table-cell table:number-columns-repeated="1018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idnighters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3" office:value-type="string" calcext:value-type="string" table:number-columns-spanned="6" table:number-rows-spanned="1">
            <text:p>TaskPro Backend Check List</text:p>
          </table:table-cell>
          <table:covered-table-cell table:number-columns-repeated="4" table:style-name="ce21"/>
          <table:covered-table-cell table:style-name="ce53"/>
          <table:table-cell table:number-columns-repeated="1018"/>
        </table:table-row>
        <table:table-row table:style-name="ro1">
          <table:table-cell table:style-name="ce4" office:value-type="string" calcext:value-type="string">
            <text:p>Request (REST API)</text:p>
          </table:table-cell>
          <table:table-cell table:style-name="ce4" office:value-type="string" calcext:value-type="string">
            <text:p>Параметри</text:p>
          </table:table-cell>
          <table:table-cell table:style-name="ce31" office:value-type="string" calcext:value-type="string">
            <text:p>Response Code</text:p>
          </table:table-cell>
          <table:table-cell table:style-name="ce4" office:value-type="string" calcext:value-type="string">
            <text:p>Response Message</text:p>
          </table:table-cell>
          <table:table-cell table:style-name="ce46" office:value-type="string" calcext:value-type="string">
            <text:p>Статус</text:p>
          </table:table-cell>
          <table:table-cell table:style-name="ce4" office:value-type="string" calcext:value-type="string">
            <text:p>Коментар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 table:number-columns-spanned="6" table:number-rows-spanned="1">
            <text:p>USERS</text:p>
          </table:table-cell>
          <table:covered-table-cell table:number-columns-repeated="4" table:style-name="ce21"/>
          <table:covered-table-cell table:style-name="ce53"/>
          <table:table-cell table:number-columns-repeated="1018"/>
        </table:table-row>
        <table:table-row table:style-name="ro1">
          <table:table-cell table:style-name="ce6" office:value-type="string" calcext:value-type="string" table:number-columns-spanned="1" table:number-rows-spanned="2">
            <text:p><text:span text:style-name="T1">Post /user/register</text:span></text:p>
          </table:table-cell>
          <table:table-cell table:style-name="ce22" office:value-type="string" calcext:value-type="string" table:number-columns-spanned="1" table:number-rows-spanned="2">
            <text:p>name: "midnighters", email: "midnighters@goit.ua",</text:p>
          </table:table-cell>
          <table:table-cell table:style-name="ce32" office:value-type="float" office:value="409" calcext:value-type="float" table:number-columns-spanned="1" table:number-rows-spanned="2">
            <text:p>409</text:p>
          </table:table-cell>
          <table:table-cell table:style-name="ce40" office:value-type="string" calcext:value-type="string" table:number-columns-spanned="1" table:number-rows-spanned="2">
            <text:p>"message": "Email in use"</text:p>
          </table:table-cell>
          <table:table-cell table:style-name="ce47" office:value-type="string" calcext:value-type="string">
            <text:p>Pass</text:p>
          </table:table-cell>
          <table:table-cell table:style-name="ce54" office:value-type="string" calcext:value-type="string" table:number-columns-spanned="1" table:number-rows-spanned="2">
            <text:p>Відмова в повторній реєстрації користувача</text:p>
          </table:table-cell>
          <table:table-cell table:number-columns-repeated="1018"/>
        </table:table-row>
        <table:table-row table:style-name="ro1">
          <table:covered-table-cell table:number-columns-repeated="4" table:style-name="ce7"/>
          <table:table-cell table:style-name="ce47" office:value-type="string" calcext:value-type="string">
            <text:p>Pass</text:p>
          </table:table-cell>
          <table:covered-table-cell table:style-name="ce7"/>
          <table:table-cell table:number-columns-repeated="1018"/>
        </table:table-row>
        <table:table-row table:style-name="ro1">
          <table:table-cell table:style-name="ce6" office:value-type="string" calcext:value-type="string">
            <text:p>POST/user/register</text:p>
          </table:table-cell>
          <table:table-cell table:style-name="ce22" office:value-type="string" calcext:value-type="string">
            <text:p>name: "midnighters", email: " <text:s/>", password: "GoIT-QA28"</text:p>
          </table:table-cell>
          <table:table-cell table:style-name="ce32" office:value-type="float" office:value="400" calcext:value-type="float">
            <text:p>400</text:p>
          </table:table-cell>
          <table:table-cell table:style-name="ce41" office:value-type="string" calcext:value-type="string">
            <text:p>"message": "missing required email field"</text:p>
          </table:table-cell>
          <table:table-cell table:style-name="ce47" office:value-type="string" calcext:value-type="string">
            <text:p>Pass</text:p>
          </table:table-cell>
          <table:table-cell table:style-name="ce54" office:value-type="string" calcext:value-type="string">
            <text:p>Відмова в реєстрації користувача з невалідним полем "email"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 table:number-columns-spanned="1" table:number-rows-spanned="2">
            <text:p>POST /user/register</text:p>
          </table:table-cell>
          <table:table-cell table:style-name="ce22" office:value-type="string" calcext:value-type="string">
            <text:p>name: "Lina", <text:s/>email: "nesterenko.lin@mail.com",</text:p>
          </table:table-cell>
          <table:table-cell table:style-name="ce32" office:value-type="float" office:value="201" calcext:value-type="float" table:number-columns-spanned="1" table:number-rows-spanned="2">
            <text:p>201</text:p>
          </table:table-cell>
          <table:table-cell table:style-name="ce25" office:value-type="string" calcext:value-type="string" table:number-columns-spanned="1" table:number-rows-spanned="2">
            <text:p>"message": "Successful registration "</text:p>
          </table:table-cell>
          <table:table-cell table:style-name="ce47" office:value-type="string" calcext:value-type="string">
            <text:p>Pass</text:p>
          </table:table-cell>
          <table:table-cell table:style-name="ce54" office:value-type="string" calcext:value-type="string" table:number-columns-spanned="1" table:number-rows-spanned="2">
            <text:p>Успішна реєстрація користувача</text:p>
          </table:table-cell>
          <table:table-cell table:number-columns-repeated="1018"/>
        </table:table-row>
        <table:table-row table:style-name="ro1">
          <table:covered-table-cell table:style-name="ce7"/>
          <table:table-cell table:style-name="ce22" office:value-type="string" calcext:value-type="string">
            <text:p>password: "12345ghj"</text:p>
          </table:table-cell>
          <table:covered-table-cell table:number-columns-repeated="2" table:style-name="ce7"/>
          <table:table-cell table:style-name="ce47" office:value-type="string" calcext:value-type="string">
            <text:p>Pass</text:p>
          </table:table-cell>
          <table:covered-table-cell table:style-name="ce7"/>
          <table:table-cell table:number-columns-repeated="1018"/>
        </table:table-row>
        <table:table-row table:style-name="ro1">
          <table:table-cell table:style-name="ce8" office:value-type="string" calcext:value-type="string">
            <text:p>POST /user/login</text:p>
          </table:table-cell>
          <table:table-cell table:style-name="ce22" office:value-type="string" calcext:value-type="string">
            <text:p>email: "midnighters@goit.ua", <text:s/>password: "GoIT-QA28"</text:p>
          </table:table-cell>
          <table:table-cell table:style-name="ce32" office:value-type="float" office:value="200" calcext:value-type="float">
            <text:p>200</text:p>
          </table:table-cell>
          <table:table-cell table:style-name="ce25"/>
          <table:table-cell table:style-name="ce47" office:value-type="string" calcext:value-type="string">
            <text:p>Pass</text:p>
          </table:table-cell>
          <table:table-cell table:style-name="ce25" office:value-type="string" calcext:value-type="string">
            <text:p>Успішний логін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POST /user/login</text:p>
          </table:table-cell>
          <table:table-cell table:style-name="ce22" office:value-type="string" calcext:value-type="string">
            <text:p>email: "mednighters@goit.ua", <text:s text:c="2"/>password: "GoIT-QA28"</text:p>
          </table:table-cell>
          <table:table-cell table:style-name="ce32" office:value-type="float" office:value="404" calcext:value-type="float">
            <text:p>404</text:p>
          </table:table-cell>
          <table:table-cell table:style-name="ce40" office:value-type="string" calcext:value-type="string">
            <text:p>"message": "Wrong email or password"</text:p>
          </table:table-cell>
          <table:table-cell table:style-name="ce47" office:value-type="string" calcext:value-type="string">
            <text:p>Pass</text:p>
          </table:table-cell>
          <table:table-cell table:style-name="ce25" office:value-type="string" calcext:value-type="string">
            <text:p>Відмова в авторизації користувача з невалідним полем "email"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POST /user/login</text:p>
          </table:table-cell>
          <table:table-cell table:style-name="ce22" office:value-type="string" calcext:value-type="string">
            <text:p>email: "mednighters@goit.ua", <text:s text:c="4"/>password: " <text:s/>"</text:p>
          </table:table-cell>
          <table:table-cell table:style-name="ce32" office:value-type="float" office:value="400" calcext:value-type="float">
            <text:p>400</text:p>
          </table:table-cell>
          <table:table-cell table:style-name="ce40" office:value-type="string" calcext:value-type="string">
            <text:p>"message": "missing required password field"</text:p>
          </table:table-cell>
          <table:table-cell table:style-name="ce47" office:value-type="string" calcext:value-type="string">
            <text:p>Pass</text:p>
          </table:table-cell>
          <table:table-cell table:style-name="ce25" office:value-type="string" calcext:value-type="string">
            <text:p>Відмова в авторизації користувача з невалідним полем "password"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POST /user/login</text:p>
          </table:table-cell>
          <table:table-cell table:style-name="ce22" office:value-type="string" calcext:value-type="string">
            <text:p>"Hello, World!"</text:p>
          </table:table-cell>
          <table:table-cell table:style-name="ce32" office:value-type="float" office:value="400" calcext:value-type="float">
            <text:p>400</text:p>
          </table:table-cell>
          <table:table-cell table:style-name="ce40" office:value-type="string" calcext:value-type="string">
            <text:p>  "message": "Unexpected token H in JSON at position 0"</text:p>
            <text:p/>
          </table:table-cell>
          <table:table-cell table:style-name="ce47" office:value-type="string" calcext:value-type="string">
            <text:p>Pass</text:p>
          </table:table-cell>
          <table:table-cell table:style-name="ce55" office:value-type="string" calcext:value-type="string">
            <text:p>Відмова в реєстрації користувача з невалідним форматом <text:s/>Request Body (JSON)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POST /user/login</text:p>
          </table:table-cell>
          <table:table-cell table:style-name="ce22" office:value-type="string" calcext:value-type="string">
            <text:p>email: " <text:s/>", <text:s/>password: "GoIT-QA28"</text:p>
          </table:table-cell>
          <table:table-cell table:style-name="ce32" office:value-type="float" office:value="400" calcext:value-type="float">
            <text:p>400</text:p>
          </table:table-cell>
          <table:table-cell table:style-name="ce40" office:value-type="string" calcext:value-type="string">
            <text:p>"message": "missing required email field"</text:p>
          </table:table-cell>
          <table:table-cell table:style-name="ce47" office:value-type="string" calcext:value-type="string">
            <text:p>Pass</text:p>
          </table:table-cell>
          <table:table-cell table:style-name="ce25" office:value-type="string" calcext:value-type="string">
            <text:p>Відмова в реєстрації користувача з невалідним полем "email"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POST /user/refresh</text:p>
          </table:table-cell>
          <table:table-cell table:style-name="ce22" office:value-type="string" calcext:value-type="string">
            <text:p>"refreshToken": "eyJhbGciOiJIUzI1NiIsInR5cCI6IkpXVCJ9.eyJpZCI6IjY1NjA3NmZhNGRkYzM1ZmQwNTI2OWM4NyIsImlhdCI6MTcwMDg0MzU4NywiZXhwIjoxNzAyMDUzMTg3fQ.2KejA_ZEmwMss5iqjMaIFagZzqo7AFVPyP8b5ccmqw4"</text:p>
          </table:table-cell>
          <table:table-cell table:style-name="ce32" office:value-type="float" office:value="200" calcext:value-type="float">
            <text:p>200</text:p>
          </table:table-cell>
          <table:table-cell table:style-name="ce40" office:value-type="string" calcext:value-type="string">
            <text:p> "token": "eyJhbGciOiJIUzI1NiIsInR5cCI6IkpXVCJ9.eyJpZCI6IjY1NjA3NmZhNGRkYzM1ZmQwNTI2OWM4NyIsImlhdCI6MTcwMDg2MDUyOCwiZXhwIjoxNzAwODYxMzY4fQ.cECh5GzbyoEZCNV1z3C0ouwsGbvFu4nXCxWHOt50RR8",</text:p>
            <text:p>  "refreshToken": "eyJhbGciOiJIUzI1NiIsInR5cCI6IkpXVCJ9.eyJpZCI6IjY1NjA3NmZhNGRkYzM1ZmQwNTI2OWM4NyIsImlhdCI6MTcwMDg2MDUyOCwiZXhwIjoxNzAyMDcwMTI4fQ.MiVfsAlC6Fv4a6fl7ILmQlookwVUrlO1laLghgZFHR4"</text:p>
          </table:table-cell>
          <table:table-cell table:style-name="ce47" office:value-type="string" calcext:value-type="string">
            <text:p>Pass</text:p>
          </table:table-cell>
          <table:table-cell table:style-name="ce25" office:value-type="string" calcext:value-type="string">
            <text:p>Успішний User Refresh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POST /user/refresh</text:p>
          </table:table-cell>
          <table:table-cell table:style-name="ce22" office:value-type="string" calcext:value-type="string">
            <text:p>refreshToken: "0"</text:p>
          </table:table-cell>
          <table:table-cell table:style-name="ce32" office:value-type="float" office:value="403" calcext:value-type="float">
            <text:p>403</text:p>
          </table:table-cell>
          <table:table-cell table:style-name="ce40" office:value-type="string" calcext:value-type="string">
            <text:p>"message": "jwt malformed"</text:p>
          </table:table-cell>
          <table:table-cell table:style-name="ce47" office:value-type="string" calcext:value-type="string">
            <text:p>Pass</text:p>
          </table:table-cell>
          <table:table-cell table:style-name="ce25" office:value-type="string" calcext:value-type="string">
            <text:p>Відмова в Refresh користувача з невалідним полем "refreshToken"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 table:number-columns-spanned="1" table:number-rows-spanned="2">
            <text:p>POST /user/refresh</text:p>
          </table:table-cell>
          <table:table-cell table:style-name="ce22" office:value-type="string" calcext:value-type="string" table:number-columns-spanned="1" table:number-rows-spanned="2">
            <text:p>"token": </text:p>
            <text:p>"eyJhbGciOiJIUzI1NiIsInR5cCI6IkpXVCJ9.eyJpZCI6IjY0OTQyYjI4MzEyY2YzYWJlYTExNjMzNCIsImlhdCI6MTY4NzQzMjM1MSwiZXhwIjoxNjg3NTE4NzUxfQ.DCEB2Q0lghWYieYxiZohu4uMMpwMYFa55XOqMgggVVg",                          refreshToken: "eyJhbGciOiJIUzI1NiIsInR5cCI6IkpXVCJ9.eyJpZCI6IjY0OTVlOWFjMTJiZjlhYWIyMmJhMGE4MCIsImlhdCI6MTY4ODA1OTkwMSwiZXhwIjoxNjg4MTQ2MzAxfQ.6kT1_mUJQp4f1H_c7GklH1WK4Q_IUv6-7MJ5wjgnLQI"</text:p>
          </table:table-cell>
          <table:table-cell table:style-name="ce32" office:value-type="float" office:value="400" calcext:value-type="float" table:number-columns-spanned="1" table:number-rows-spanned="2">
            <text:p>400</text:p>
          </table:table-cell>
          <table:table-cell table:style-name="ce25" office:value-type="string" calcext:value-type="string" table:number-columns-spanned="1" table:number-rows-spanned="2">
            <text:p>"message": "missing required token field"</text:p>
          </table:table-cell>
          <table:table-cell table:style-name="ce47" office:value-type="string" calcext:value-type="string">
            <text:p>Pass</text:p>
          </table:table-cell>
          <table:table-cell table:style-name="ce25" office:value-type="string" calcext:value-type="string" table:number-columns-spanned="1" table:number-rows-spanned="2">
            <text:p>Відмова в Refresh користувача з невалідним форматом Request Body (JSON)</text:p>
          </table:table-cell>
          <table:table-cell table:number-columns-repeated="1018"/>
        </table:table-row>
        <table:table-row table:style-name="ro4">
          <table:covered-table-cell table:number-columns-repeated="4" table:style-name="ce7"/>
          <table:table-cell table:style-name="ce47" office:value-type="string" calcext:value-type="string">
            <text:p>Pass</text:p>
          </table:table-cell>
          <table:covered-table-cell table:style-name="ce7"/>
          <table:table-cell table:number-columns-repeated="1018"/>
        </table:table-row>
        <table:table-row table:style-name="ro1">
          <table:table-cell table:style-name="ce9" office:value-type="string" calcext:value-type="string">
            <text:p>GET/user/google</text:p>
          </table:table-cell>
          <table:table-cell table:style-name="ce23" office:value-type="string" calcext:value-type="string">
            <text:p>No parameters</text:p>
          </table:table-cell>
          <table:table-cell table:style-name="ce33" office:value-type="string" calcext:value-type="string">
            <text:p>-</text:p>
          </table:table-cell>
          <table:table-cell table:style-name="ce35" office:value-type="string" calcext:value-type="string">
            <text:p>-</text:p>
          </table:table-cell>
          <table:table-cell table:style-name="ce48" office:value-type="string" calcext:value-type="string">
            <text:p>Fail</text:p>
          </table:table-cell>
          <table:table-cell table:style-name="ce23" office:value-type="string" calcext:value-type="string">
            <text:p>немає запиту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GET/user/google/callback</text:p>
          </table:table-cell>
          <table:table-cell table:style-name="ce24" office:value-type="string" calcext:value-type="string">
            <text:p>No parameters</text:p>
          </table:table-cell>
          <table:table-cell table:style-name="ce33" office:value-type="string" calcext:value-type="string">
            <text:p>Undocumented</text:p>
          </table:table-cell>
          <table:table-cell table:style-name="ce42" office:value-type="string" calcext:value-type="string">
            <text:p/>
            <text:p>Failed to fetch.</text:p>
          </table:table-cell>
          <table:table-cell table:style-name="ce48" office:value-type="string" calcext:value-type="string">
            <text:p>Fail</text:p>
          </table:table-cell>
          <table:table-cell table:style-name="ce56" office:value-type="string" calcext:value-type="string">
            <text:p>Possible Reasons:</text:p>
            <text:p>CORS</text:p>
            <text:p>Network Failure</text:p>
            <text:p>URL scheme must be "http" or "https" for CORS request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POST/user/logout</text:p>
          </table:table-cell>
          <table:table-cell table:style-name="ce25" office:value-type="string" calcext:value-type="string">
            <text:p>Token: "eyJhbGciOiJIUzI1NiIsInR5cCI6IkpXVCJ9.eyJpZCI6IjY0OTQyYjI4MzEyY2YzYWJlYTExNjMzNCIsImlhdCI6MTY4NzQzMjM1MSwiZXhwIjoxNjg3NTE4NzUxfQ.DCEB2Q0lghWYieYxiZohu4uMMpwMYFa55XOqMgggVVg"</text:p>
          </table:table-cell>
          <table:table-cell table:style-name="ce34" office:value-type="float" office:value="204" calcext:value-type="float">
            <text:p>204</text:p>
          </table:table-cell>
          <table:table-cell table:style-name="ce43" office:value-type="string" calcext:value-type="string">
            <text:p>Successful logout</text:p>
          </table:table-cell>
          <table:table-cell table:style-name="ce47" office:value-type="string" calcext:value-type="string">
            <text:p>Pass</text:p>
          </table:table-cell>
          <table:table-cell table:style-name="ce57" office:value-type="string" calcext:value-type="string">
            <text:p>Користувач успішно вилоговувся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 table:number-columns-spanned="6" table:number-rows-spanned="1">
            <text:p>BOARDS</text:p>
          </table:table-cell>
          <table:covered-table-cell table:number-columns-repeated="4" table:style-name="ce21"/>
          <table:covered-table-cell table:style-name="ce53"/>
          <table:table-cell table:number-columns-repeated="1018"/>
        </table:table-row>
        <table:table-row table:style-name="ro1">
          <table:table-cell table:style-name="ce6" office:value-type="string" calcext:value-type="string">
            <text:p><text:span text:style-name="T1">GET/boards</text:span></text:p>
          </table:table-cell>
          <table:table-cell table:style-name="ce22" office:value-type="string" calcext:value-type="string">
            <text:p><text:span text:style-name="T2">token:</text:span></text:p>
            <text:p><text:span text:style-name="T2"/></text:p>
            <text:p><text:span text:style-name="T3">"eyJhbGciOiJIUzI1NiIsInR5cCI6IkpXVCJ9.eyJpZCI6IjY1NjM4MjI5NGRkYzM1ZmQwNTI2YWQ4OCIsImlhdCI6MTcwMTAyMDc4NiwiZXhwIjoxNzAxMDIxNjI2fQ.JoGyoX7Pz0zdN_bRg6J9lzYT-m1WftR0BhrbHff8AHA"</text:span></text:p>
          </table:table-cell>
          <table:table-cell table:style-name="ce35" office:value-type="float" office:value="200" calcext:value-type="float">
            <text:p>200</text:p>
          </table:table-cell>
          <table:table-cell table:style-name="ce22" office:value-type="string" calcext:value-type="string">
            <text:p>[</text:p>
            <text:p>  {</text:p>
            <text:p>    "_id": "656383cf4ddc35fd0526adad",</text:p>
            <text:p>    "title": "My project",</text:p>
            <text:p>    "icon": "star",</text:p>
            <text:p>    "background": "https://some-cloud-name.com/path/to/image/bg.jpg",</text:p>
            <text:p>    "user": "656382294ddc35fd0526ad88",</text:p>
            <text:p>    "columns": [</text:p>
            <text:p>      {</text:p>
            <text:p>        "_id": "656383ef4ddc35fd0526adb1",</text:p>
            <text:p>        "title": "To do",</text:p>
            <text:p>        "board": "656383cf4ddc35fd0526adad",</text:p>
            <text:p>        "order": 0,</text:p>
            <text:p>        "tasks": []</text:p>
            <text:p>      }</text:p>
            <text:p>    ]</text:p>
            <text:p>  }</text:p>
            <text:p>]</text:p>
          </table:table-cell>
          <table:table-cell table:style-name="ce47" office:value-type="string" calcext:value-type="string">
            <text:p>Pass</text:p>
          </table:table-cell>
          <table:table-cell table:style-name="ce22" office:value-type="string" calcext:value-type="string">
            <text:p>Успішний запит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POST/boards</text:p>
          </table:table-cell>
          <table:table-cell table:style-name="ce22" office:value-type="string" calcext:value-type="string">
            <text:p><text:span text:style-name="T2">token:</text:span></text:p>
            <text:p><text:span text:style-name="T2"/></text:p>
            <text:p><text:span text:style-name="T3">"eyJhbGciOiJIUzI1NiIsInR5cCI6IkpXVCJ9.eyJpZCI6IjY1NjM4MjI5NGRkYzM1ZmQwNTI2YWQ4OCIsImlhdCI6MTcwMTAyMDc4NiwiZXhwIjoxNzAxMDIxNjI2fQ.JoGyoX7Pz0zdN_bRg6J9lzYT-m1WftR0BhrbHff8AHA"</text:span></text:p>
          </table:table-cell>
          <table:table-cell table:style-name="ce35" office:value-type="float" office:value="201" calcext:value-type="float">
            <text:p>201</text:p>
          </table:table-cell>
          <table:table-cell table:style-name="ce22" office:value-type="string" calcext:value-type="string">
            <text:p>{</text:p>
            <text:p>  "_id": "656384bc4ddc35fd0526adcb"</text:p>
            <text:p>}</text:p>
          </table:table-cell>
          <table:table-cell table:style-name="ce47" office:value-type="string" calcext:value-type="string">
            <text:p>Pass</text:p>
          </table:table-cell>
          <table:table-cell table:style-name="ce22" office:value-type="string" calcext:value-type="string">
            <text:p>Успішний запит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PUT/boards/{boardId}</text:p>
            <text:p/>
          </table:table-cell>
          <table:table-cell table:style-name="ce22" office:value-type="string" calcext:value-type="string">
            <text:p>Token - "eyJhbGciOiJIUzI1NiIsInR5cCI6IkpXVCJ9.eyJpZCI6IjY1NWRmYjU3NGRkYzM1ZmQwNTI2OGI4YSIsImlhdCI6MTcwMDk1NjI0OSwiZXhwIjoxNzAwOTU3MDg5fQ.UVsq8jjEeBhzB0tZ39aqTqGkNkoN3ARPQ0yDKhCTtQo"</text:p>
            <text:p>Board_Id - 656287ed4ddc35fd0526aa94</text:p>
            <text:p/>
            <text:p>{</text:p>
            <text:p>  "title": "111",</text:p>
            <text:p>  "icon": "star",</text:p>
            <text:p>  "background": "https://some-cloud-name.com/path/to/image/bg.jpg"</text:p>
            <text:p>}</text:p>
          </table:table-cell>
          <table:table-cell table:style-name="ce33" office:value-type="float" office:value="404" calcext:value-type="float">
            <text:p>404</text:p>
          </table:table-cell>
          <table:table-cell table:style-name="ce43" office:value-type="string" calcext:value-type="string">
            <text:p/>
            <text:p/>
            <text:p>Error: Not Found</text:p>
          </table:table-cell>
          <table:table-cell table:style-name="ce47" office:value-type="string" calcext:value-type="string">
            <text:p>Pass</text:p>
          </table:table-cell>
          <table:table-cell table:style-name="ce22" office:value-type="string" calcext:value-type="string">
            <text:p>Система повела себе правильно тому, що був вказаний невірний параметр Id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PUT/boards/{boardId}</text:p>
            <text:p/>
          </table:table-cell>
          <table:table-cell table:style-name="ce22" office:value-type="string" calcext:value-type="string">
            <text:p>Token - eyJhbGciOiJIUzI1NiIsInR5cCI6IkpXVCJ9.eyJpZCI6IjY1NWRmYjU3NGRkYzM1ZmQwNTI2OGI4YSIsImlhdCI6MTcwMDk5MjAzNSwiZXhwIjoxNzAwOTkyODc1fQ.zQ_otV1R0kdkHVgvJEtQfPkgiZGdilK8CGS9D_2rfHs</text:p>
            <text:p>Board_Id - 656287ed4ddc35fd0526aa94</text:p>
            <text:p>{</text:p>
            <text:p>  "title": "Another new",</text:p>
            <text:p>  "icon": "picture",</text:p>
            <text:p>  "background": "3"</text:p>
            <text:p>}</text:p>
          </table:table-cell>
          <table:table-cell table:style-name="ce33" office:value-type="float" office:value="200" calcext:value-type="float">
            <text:p>200</text:p>
          </table:table-cell>
          <table:table-cell table:style-name="ce43" office:value-type="string" calcext:value-type="string">
            <text:p/>
            <text:p/>
            <text:p>Successful update</text:p>
          </table:table-cell>
          <table:table-cell table:style-name="ce47" office:value-type="string" calcext:value-type="string">
            <text:p>Pass</text:p>
          </table:table-cell>
          <table:table-cell table:style-name="ce22" office:value-type="string" calcext:value-type="string">
            <text:p>Система повела себе правильно тому, що у вимогах не вказано, які саме параметри мають бути для рядка "icon"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PUT/boards/{boardId}</text:p>
            <text:p/>
          </table:table-cell>
          <table:table-cell table:style-name="ce22" office:value-type="string" calcext:value-type="string">
            <text:p>Token - eyJhbGciOiJIUzI1NiIsInR5cCI6IkpXVCJ9.eyJpZCI6IjY1NWRmYjU3NGRkYzM1ZmQwNTI2OGI4YSIsImlhdCI6MTcwMDk5MjAzNSwiZXhwIjoxNzAwOTkyODc1fQ.zQ_otV1R0kdkHVgvJEtQfPkgiZGdilK8CGS9D_2rfHs</text:p>
            <text:p>Board_Id - 656287ed4ddc35fd0526aa94</text:p>
            <text:p>{</text:p>
            <text:p>  "title": "Another new",</text:p>
            <text:p>  "icon": "",</text:p>
            <text:p>  "background": "3"</text:p>
            <text:p>}</text:p>
          </table:table-cell>
          <table:table-cell table:style-name="ce33" office:value-type="float" office:value="400" calcext:value-type="float">
            <text:p>400</text:p>
          </table:table-cell>
          <table:table-cell table:style-name="ce42" office:value-type="string" calcext:value-type="string">
            <text:p>"message": "missing required icon field"</text:p>
          </table:table-cell>
          <table:table-cell table:style-name="ce47" office:value-type="string" calcext:value-type="string">
            <text:p>Pass</text:p>
          </table:table-cell>
          <table:table-cell table:style-name="ce22" office:value-type="string" calcext:value-type="string">
            <text:p>Система повела себе правильно тому, що був вказаний невірний параметр "icon"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PUT/boards/{boardId}</text:p>
            <text:p/>
          </table:table-cell>
          <table:table-cell table:style-name="ce22" office:value-type="string" calcext:value-type="string">
            <text:p>Token - eyJhbGciOiJIUzI1NiIsInR5cCI6IkpXVCJ9.eyJpZCI6IjY1NWRmYjU3NGRkYzM1ZmQwNTI2OGI4YSIsImlhdCI6MTcwMDk5MjAzNSwiZXhwIjoxNzAwOTkyODc1fQ.zQ_otV1R0kdkHVgvJEtQfPkgiZGdilK8CGS9D_2rfHs</text:p>
            <text:p>Board_Id - 656287ed4ddc35fd0526aa94</text:p>
            <text:p>{</text:p>
            <text:p>  "title": "Another new",</text:p>
            <text:p>  "icon": "name",</text:p>
            <text:p>  "background": ""</text:p>
            <text:p>}</text:p>
          </table:table-cell>
          <table:table-cell table:style-name="ce33" office:value-type="float" office:value="400" calcext:value-type="float">
            <text:p>400</text:p>
          </table:table-cell>
          <table:table-cell table:style-name="ce42" office:value-type="string" calcext:value-type="string">
            <text:p>"message": "missing required background field"</text:p>
          </table:table-cell>
          <table:table-cell table:style-name="ce47" office:value-type="string" calcext:value-type="string">
            <text:p>Pass</text:p>
          </table:table-cell>
          <table:table-cell table:style-name="ce22" office:value-type="string" calcext:value-type="string">
            <text:p>Система повела себе правильно тому, що був вказаний невірний параметр "background"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PUT/boards/{boardId}</text:p>
            <text:p/>
          </table:table-cell>
          <table:table-cell table:style-name="ce22" office:value-type="string" calcext:value-type="string">
            <text:p>Token - eyJhbGciOiJIUzI1NiIsInR5cCI6IkpXVCJ9.eyJpZCI6IjY1NWRmYjU3NGRkYzM1ZmQwNTI2OGI4YSIsImlhdCI6MTcwMDk5MjAzNSwiZXhwIjoxNzAwOTkyODc1fQ.zQ_otV1R0kdkHVgvJEtQfPkgiZGdilK8CGS9D_2rfHs</text:p>
            <text:p>Board_Id - 656287ed4ddc35fd0526aa94</text:p>
            <text:p>{</text:p>
            <text:p>  "title": "Another new",</text:p>
            <text:p>  "icon": "name",</text:p>
            <text:p>  "background": ""</text:p>
            <text:p>}</text:p>
          </table:table-cell>
          <table:table-cell table:style-name="ce33" office:value-type="float" office:value="400" calcext:value-type="float">
            <text:p>400</text:p>
          </table:table-cell>
          <table:table-cell table:style-name="ce43"/>
          <table:table-cell table:style-name="ce47" office:value-type="string" calcext:value-type="string">
            <text:p>Pass</text:p>
          </table:table-cell>
          <table:table-cell table:style-name="ce22" office:value-type="string" calcext:value-type="string">
            <text:p>Система повела себе правильно тому, що був вказаний невірний параметр "icon"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PUT/boards/{boardId}</text:p>
            <text:p/>
          </table:table-cell>
          <table:table-cell table:style-name="ce22" office:value-type="string" calcext:value-type="string">
            <text:p>Token - eyJhbGciOiJIUzI1NiIsInR5cCI6IkpXVCJ9.eyJpZCI6IjY1NWRmYjU3NGRkYzM1ZmQwNTI2OGI4YSIsImlhdCI6MTcwMDk5MjAzNSwiZXhwIjoxNzAwOTkyODc1fQ.zQ_otV1R0kdkHVgvJEtQfPkgiZGdilK8CGS9D_2rfHs</text:p>
            <text:p>Board_Id - 656287ed4ddc35fd0526aa94</text:p>
            <text:p>{</text:p>
            <text:p>  "title": "A",</text:p>
            <text:p>  "icon": "board1",</text:p>
            <text:p>  "background": "3"</text:p>
            <text:p>}</text:p>
          </table:table-cell>
          <table:table-cell table:style-name="ce33" office:value-type="float" office:value="200" calcext:value-type="float">
            <text:p>200</text:p>
          </table:table-cell>
          <table:table-cell table:style-name="ce43" office:value-type="string" calcext:value-type="string">
            <text:p/>
            <text:p/>
            <text:p>Successful update</text:p>
          </table:table-cell>
          <table:table-cell table:style-name="ce47" office:value-type="string" calcext:value-type="string">
            <text:p>Pass</text:p>
          </table:table-cell>
          <table:table-cell table:style-name="ce22" office:value-type="string" calcext:value-type="string">
            <text:p>Система повела себе правильно тому, що був вказаний невірний параметр "title" (в ньому меньше 3х символів) 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PUT/boards/{boardId}</text:p>
            <text:p/>
          </table:table-cell>
          <table:table-cell table:style-name="ce22" office:value-type="string" calcext:value-type="string">
            <text:p>Token - eyJhbGciOiJIUzI1NiIsInR5cCI6IkpXVCJ9.eyJpZCI6IjY1NWRmYjU3NGRkYzM1ZmQwNTI2OGI4YSIsImlhdCI6MTcwMDk5MjAzNSwiZXhwIjoxNzAwOTkyODc1fQ.zQ_otV1R0kdkHVgvJEtQfPkgiZGdilK8CGS9D_2rfHs</text:p>
            <text:p>Board_Id - 656287ed4ddc35fd0526aa94</text:p>
            <text:p>{</text:p>
            <text:p>  "title": "",</text:p>
            <text:p>  "icon": "board1",</text:p>
            <text:p>  "background": "3"</text:p>
            <text:p>}</text:p>
          </table:table-cell>
          <table:table-cell table:style-name="ce33" office:value-type="float" office:value="400" calcext:value-type="float">
            <text:p>400</text:p>
          </table:table-cell>
          <table:table-cell table:style-name="ce42" office:value-type="string" calcext:value-type="string">
            <text:p>"message": "missing required title field"</text:p>
          </table:table-cell>
          <table:table-cell table:style-name="ce47" office:value-type="string" calcext:value-type="string">
            <text:p>Pass</text:p>
          </table:table-cell>
          <table:table-cell table:style-name="ce22" office:value-type="string" calcext:value-type="string">
            <text:p>Система повела себе правильно тому, що був вказаний невірний параметр "title"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PATCH/boards/{boardId}</text:p>
          </table:table-cell>
          <table:table-cell table:style-name="ce22" office:value-type="string" calcext:value-type="string">
            <text:p>Token - eyJhbGciOiJIUzI1NiIsInR5cCI6IkpXVCJ9.eyJpZCI6IjY1NWRmYjU3NGRkYzM1ZmQwNTI2OGI4YSIsImlhdCI6MTcwMDk5NDA0NiwiZXhwIjoxNzAwOTk0ODg2fQ.KUVlK3Z0D2u93-RW_HY7stBttb5oDHH7vMnKw7j0PsE</text:p>
            <text:p>Board_Id - 656287ed4ddc35fd0526aa97</text:p>
            <text:p/>
          </table:table-cell>
          <table:table-cell table:style-name="ce33" office:value-type="float" office:value="404" calcext:value-type="float">
            <text:p>404</text:p>
          </table:table-cell>
          <table:table-cell table:style-name="ce43" office:value-type="string" calcext:value-type="string">
            <text:p>"message": "Not found"</text:p>
          </table:table-cell>
          <table:table-cell table:style-name="ce47" office:value-type="string" calcext:value-type="string">
            <text:p>Pass</text:p>
          </table:table-cell>
          <table:table-cell table:style-name="ce22" office:value-type="string" calcext:value-type="string">
            <text:p>Система повела себе правильно тому, шо був вказаний невірний параметр Id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PATCH/boards/{boardId}</text:p>
          </table:table-cell>
          <table:table-cell table:style-name="ce26" office:value-type="string" calcext:value-type="string">
            <text:p><text:a xlink:href="https://media.cntraveller.com/photos/611bf0b8f6bd8f17556db5e4/16:9/w_2580%2Cc_limit/gettyimages-1146431497.jpg" xlink:type="simple">Token - eyJhbGciOiJIUzI1NiIsInR5cCI6IkpXVCJ9.eyJpZCI6IjY1NWRmYjU3NGRkYzM1ZmQwNTI2OGI4YSIsImlhdCI6MTcwMDk5NDA0NiwiZXhwIjoxNzAwOTk0ODg2fQ.KUVlK3Z0D2u93-RW_HY7stBttb5oDHH7vMnKw7j0PsE
Board_Id - 656287ed4ddc35fd0526aa94
{
  "background": "https://media.cntraveller.com/photos/611bf0b8f6bd8f17556db5e4/16:9/w_2580%2Cc_limit/gettyimages-1146431497.jpg"
}</text:a></text:p>
          </table:table-cell>
          <table:table-cell table:style-name="ce33" office:value-type="float" office:value="200" calcext:value-type="float">
            <text:p>200</text:p>
          </table:table-cell>
          <table:table-cell table:style-name="ce42" office:value-type="string" calcext:value-type="string">
            <text:p>"message": "Background is updated"</text:p>
          </table:table-cell>
          <table:table-cell table:style-name="ce47" office:value-type="string" calcext:value-type="string">
            <text:p>Pass</text:p>
          </table:table-cell>
          <table:table-cell table:style-name="ce22" office:value-type="string" calcext:value-type="string">
            <text:p>Система повела себе правильно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PATCH/boards/{boardId}</text:p>
          </table:table-cell>
          <table:table-cell table:style-name="ce22" office:value-type="string" calcext:value-type="string">
            <text:p>"Token - eyJhbGciOiJIUzI1NiIsInR5cCI6IkpXVCJ9.eyJpZCI6IjY1NWRmYjU3NGRkYzM1ZmQwNTI2OGI4YSIsImlhdCI6MTcwMDk5NDA0NiwiZXhwIjoxNzAwOTk0ODg2fQ.KUVlK3Z0D2u93-RW_HY7stBttb5oDHH7vMnKw7j0PsE</text:p>
            <text:p>Board_Id - 656287ed4ddc35fd0526aa94</text:p>
            <text:p>"</text:p>
            <text:p>{</text:p>
            <text:p>  "background": "C:\Users\jnsdb\OneDrive\Desktop\Screens for TeamProject\4.9.png"</text:p>
            <text:p>}</text:p>
          </table:table-cell>
          <table:table-cell table:style-name="ce33" office:value-type="float" office:value="400" calcext:value-type="float">
            <text:p>400</text:p>
          </table:table-cell>
          <table:table-cell table:style-name="ce42" office:value-type="string" calcext:value-type="string">
            <text:p>"message": "Unexpected token U in JSON at position 22"</text:p>
          </table:table-cell>
          <table:table-cell table:style-name="ce47" office:value-type="string" calcext:value-type="string">
            <text:p>Pass</text:p>
          </table:table-cell>
          <table:table-cell table:style-name="ce22" office:value-type="string" calcext:value-type="string">
            <text:p>Система повела себе правильно тому, що був вказаний невірний параметр "background"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PATCH/boards/{boardId}</text:p>
          </table:table-cell>
          <table:table-cell table:style-name="ce22" office:value-type="string" calcext:value-type="string">
            <text:p>"Token - eyJhbGciOiJIUzI1NiIsInR5cCI6IkpXVCJ9.eyJpZCI6IjY1NWRmYjU3NGRkYzM1ZmQwNTI2OGI4YSIsImlhdCI6MTcwMDk5NDA0NiwiZXhwIjoxNzAwOTk0ODg2fQ.KUVlK3Z0D2u93-RW_HY7stBttb5oDHH7vMnKw7j0PsE</text:p>
            <text:p>Board_Id - 656287ed4ddc35fd0526aa94</text:p>
            <text:p>"</text:p>
            <text:p>{</text:p>
            <text:p>  "background": "це не лінк на картинку"</text:p>
            <text:p>}</text:p>
          </table:table-cell>
          <table:table-cell table:style-name="ce33" office:value-type="float" office:value="200" calcext:value-type="float">
            <text:p>200</text:p>
          </table:table-cell>
          <table:table-cell table:style-name="ce42" office:value-type="string" calcext:value-type="string">
            <text:p>"message": "Background is updated"</text:p>
          </table:table-cell>
          <table:table-cell table:style-name="ce48" office:value-type="string" calcext:value-type="string">
            <text:p>Fail</text:p>
          </table:table-cell>
          <table:table-cell table:style-name="ce22" office:value-type="string" calcext:value-type="string">
            <text:p>Система повела себе неправильно тому, що був вказаний вірний "background" не відповідає тому що вказаний у прикладі свагера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DELETE/boards/{boardId}</text:p>
          </table:table-cell>
          <table:table-cell table:style-name="ce22" office:value-type="string" calcext:value-type="string">
            <text:p><text:span text:style-name="T2">token:</text:span></text:p>
            <text:p><text:span text:style-name="T2"/></text:p>
            <text:p><text:span text:style-name="T3">"eyJhbGciOiJIUzI1NiIsInR5cCI6IkpXVCJ9.eyJpZCI6IjY1NjM4MjI5NGRkYzM1ZmQwNTI2YWQ4OCIsImlhdCI6MTcwMTAyMDc4NiwiZXhwIjoxNzAxMDIxNjI2fQ.JoGyoX7Pz0zdN_bRg6J9lzYT-m1WftR0BhrbHff8AHA"</text:span></text:p>
          </table:table-cell>
          <table:table-cell table:style-name="ce33" office:value-type="float" office:value="200" calcext:value-type="float">
            <text:p>200</text:p>
          </table:table-cell>
          <table:table-cell table:style-name="ce22" office:value-type="string" calcext:value-type="string">
            <text:p>{</text:p>
            <text:p>  "message": "Board deleted"</text:p>
            <text:p>}</text:p>
          </table:table-cell>
          <table:table-cell table:style-name="ce49" office:value-type="string" calcext:value-type="string">
            <text:p>Pass</text:p>
          </table:table-cell>
          <table:table-cell table:style-name="ce22" office:value-type="string" calcext:value-type="string">
            <text:p>Успішний запит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 table:number-columns-spanned="6" table:number-rows-spanned="1">
            <text:p>COLUMNS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14" office:value-type="string" calcext:value-type="string">
            <text:p>POST/columns</text:p>
          </table:table-cell>
          <table:table-cell table:style-name="ce27" office:value-type="string" calcext:value-type="string">
            <text:p>"token": "eyJhbGciOiJIUzI1NiIsInR5cCI6IkpXVCJ9.eyJpZCI6IjY1NWRmYjU3NGRkYzM1ZmQwNTI2OGI4YSIsImlhdCI6MTcwMTAxMzAzMCwiZXhwIjoxNzAxMDEzODcwfQ.4dAqPuUIEpWZdzEcN27PEPj7es9JByC8CTi1VB5evrU"</text:p>
            <text:p>  "title": "To do",</text:p>
            <text:p>  "board": "656366034ddc35fd0526ad04"</text:p>
          </table:table-cell>
          <table:table-cell table:style-name="ce36" office:value-type="float" office:value="201" calcext:value-type="float">
            <text:p>201</text:p>
          </table:table-cell>
          <table:table-cell table:style-name="ce27" office:value-type="string" calcext:value-type="string">
            <text:p>New column created</text:p>
          </table:table-cell>
          <table:table-cell table:style-name="ce49" office:value-type="string" calcext:value-type="string">
            <text:p>Pass</text:p>
          </table:table-cell>
          <table:table-cell table:style-name="ce27" office:value-type="string" calcext:value-type="string">
            <text:p>Невірно створений запит рядку "board", це ймовірно "board id", який слідувало зробити параметром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POST/columns</text:p>
          </table:table-cell>
          <table:table-cell table:style-name="ce27" office:value-type="string" calcext:value-type="string">
            <text:p>"token": "eyJhbGciOiJIUzI1NiIsInR5cCI6IkpXVCJ9.eyJpZCI6IjY1NWRmYjU3NGRkYzM1ZmQwNTI2OGI4YSIsImlhdCI6MTcwMTAxMzAzMCwiZXhwIjoxNzAxMDEzODcwfQ.4dAqPuUIEpWZdzEcN27PEPj7es9JByC8CTi1VB5evrU"</text:p>
            <text:p>  "title": "To do",</text:p>
            <text:p>  "board": "649885bb8cfd32ed13fd42d3"</text:p>
          </table:table-cell>
          <table:table-cell table:style-name="ce36" office:value-type="float" office:value="201" calcext:value-type="float">
            <text:p>201</text:p>
          </table:table-cell>
          <table:table-cell table:style-name="ce27" office:value-type="string" calcext:value-type="string">
            <text:p>New column created</text:p>
          </table:table-cell>
          <table:table-cell table:style-name="ce50" office:value-type="string" calcext:value-type="string">
            <text:p>Fail</text:p>
          </table:table-cell>
          <table:table-cell table:style-name="ce27" office:value-type="string" calcext:value-type="string">
            <text:p>Успішний запит при невалідному параметрі <text:s/>"board": "649885bb8cfd32ed13fd42d3"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POST/columns</text:p>
          </table:table-cell>
          <table:table-cell table:style-name="ce27" office:value-type="string" calcext:value-type="string">
            <text:p>"token": "eyJhbGciOiJIUzI1NiIsInR5cCI6IkpXVCJ9.eyJpZCI6IjY1NWRmYjU3NGRkYzM1ZmQwNTI2OGI4YSIsImlhdCI6MTcwMTAxMzAzMCwiZXhwIjoxNzAxMDEzODcwfQ.4dAqPuUIEpWZdzEcN27PEPj7es9JByC8CTi1VB5evrU"</text:p>
            <text:p>  "title": "To do",</text:p>
            <text:p>  "board": ""</text:p>
          </table:table-cell>
          <table:table-cell table:style-name="ce36" office:value-type="float" office:value="400" calcext:value-type="float">
            <text:p>400</text:p>
          </table:table-cell>
          <table:table-cell table:style-name="ce27" office:value-type="string" calcext:value-type="string">
            <text:p>"message": "missing required board field</text:p>
          </table:table-cell>
          <table:table-cell table:style-name="ce49" office:value-type="string" calcext:value-type="string">
            <text:p>Pass</text:p>
          </table:table-cell>
          <table:table-cell table:style-name="ce27" office:value-type="string" calcext:value-type="string">
            <text:p>Система повела себе правильно тому, що був вказаний невірний параметр "board"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POST/columns</text:p>
          </table:table-cell>
          <table:table-cell table:style-name="ce27" office:value-type="string" calcext:value-type="string">
            <text:p>"token": "eyJhbGciOiJIUzI1NiIsInR5cCI6IkpXVCJ9.eyJpZCI6IjY1NWRmYjU3NGRkYzM1ZmQwNTI2OGI4YSIsImlhdCI6MTcwMTAxMzAzMCwiZXhwIjoxNzAxMDEzODcwfQ.4dAqPuUIEpWZdzEcN27PEPj7es9JByC8CTi1VB5evrU"</text:p>
            <text:p>  "title": "",</text:p>
            <text:p>  "board": "656366034ddc35fd0526ad04"</text:p>
          </table:table-cell>
          <table:table-cell table:style-name="ce36" office:value-type="float" office:value="400" calcext:value-type="float">
            <text:p>400</text:p>
          </table:table-cell>
          <table:table-cell table:style-name="ce27" office:value-type="string" calcext:value-type="string">
            <text:p>"message": "missing required title field"</text:p>
          </table:table-cell>
          <table:table-cell table:style-name="ce49" office:value-type="string" calcext:value-type="string">
            <text:p>Pass</text:p>
          </table:table-cell>
          <table:table-cell table:style-name="ce27" office:value-type="string" calcext:value-type="string">
            <text:p>Система повела себе правильно тому, що був вказаний невірний параметр "title"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POST/columns</text:p>
          </table:table-cell>
          <table:table-cell table:style-name="ce27" office:value-type="string" calcext:value-type="string">
            <text:p>"token": "eyJhbGciOiJIUzI1NiIsInR5cCI6IkpXVCJ9.eyJpZCI6IjY1NWRmYjU3NGRkYzM1ZmQwNTI2OGI4YSIsImlhdCI6MTcwMTAxMzAzMCwiZXhwIjoxNzAxMDEzODcwfQ.4dAqPuUIEpWZdzEcN27PEPj7es9JByC8CTi1VB5evrU"</text:p>
            <text:p>  "title": "fffffffffffffffffffffffffffffffff",</text:p>
            <text:p>  "board": "656366034ddc35fd0526ad04"</text:p>
          </table:table-cell>
          <table:table-cell table:style-name="ce36" office:value-type="float" office:value="201" calcext:value-type="float">
            <text:p>201</text:p>
          </table:table-cell>
          <table:table-cell table:style-name="ce27" office:value-type="string" calcext:value-type="string">
            <text:p>New column created</text:p>
          </table:table-cell>
          <table:table-cell table:style-name="ce49" office:value-type="string" calcext:value-type="string">
            <text:p>Pass</text:p>
          </table:table-cell>
          <table:table-cell table:style-name="ce27" office:value-type="string" calcext:value-type="string">
            <text:p>Система повела себе правильно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PATCH/columns/{columnId}</text:p>
          </table:table-cell>
          <table:table-cell table:style-name="ce27" office:value-type="string" calcext:value-type="string">
            <text:p>"token": "eyJhbGciOiJIUzI1NiIsInR5cCI6IkpXVCJ9.eyJpZCI6IjY1NWRmYjU3NGRkYzM1ZmQwNTI2OGI4YSIsImlhdCI6MTcwMTAxNjAxNywiZXhwIjoxNzAxMDE2ODU3fQ.c32aFN48NXtPTrY8-bwq_NkEH-C1OulHazr4b-1K5zY"</text:p>
            <text:p>Column ID "65636d894ddc35fd0526ad3c"</text:p>
            <text:p>{</text:p>
            <text:p>  "title": "Done"</text:p>
            <text:p>}</text:p>
          </table:table-cell>
          <table:table-cell table:style-name="ce36" office:value-type="float" office:value="200" calcext:value-type="float">
            <text:p>200</text:p>
          </table:table-cell>
          <table:table-cell table:style-name="ce27" office:value-type="string" calcext:value-type="string">
            <text:p>"message": "Successful update"</text:p>
          </table:table-cell>
          <table:table-cell table:style-name="ce49" office:value-type="string" calcext:value-type="string">
            <text:p>Pass</text:p>
          </table:table-cell>
          <table:table-cell table:style-name="ce27" office:value-type="string" calcext:value-type="string">
            <text:p>Система повела себе правильно, ми отримали відповідь 200 на валідний запит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PATCH/columns/{columnId}</text:p>
          </table:table-cell>
          <table:table-cell table:style-name="ce27" office:value-type="string" calcext:value-type="string">
            <text:p>"token": "eyJhbGciOiJIUzI1NiIsInR5cCI6IkpXVCJ9.eyJpZCI6IjY1NWRmYjU3NGRkYzM1ZmQwNTI2OGI4YSIsImlhdCI6MTcwMTAxNzE0NCwiZXhwIjoxNzAxMDE3OTg0fQ.Wcw_8lKklGkjq860pfI1pCaDUm6VKi_AtbpUpQ7xbi0"</text:p>
            <text:p>Column ID "65636d894ddc35fd0526ad3c"</text:p>
            <text:p>{</text:p>
            <text:p>  "title": "Done"</text:p>
            <text:p>}</text:p>
          </table:table-cell>
          <table:table-cell table:style-name="ce36" office:value-type="float" office:value="201" calcext:value-type="float">
            <text:p>201</text:p>
          </table:table-cell>
          <table:table-cell table:style-name="ce27" office:value-type="string" calcext:value-type="string">
            <text:p>"message": "Successful update"</text:p>
          </table:table-cell>
          <table:table-cell table:style-name="ce49" office:value-type="string" calcext:value-type="string">
            <text:p>Pass</text:p>
          </table:table-cell>
          <table:table-cell table:style-name="ce27" office:value-type="string" calcext:value-type="string">
            <text:p>Система повела себе правильно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POST/columns/{columnId}/tasks</text:p>
          </table:table-cell>
          <table:table-cell table:style-name="ce28" office:value-type="string" calcext:value-type="string">
            <text:p>  "token": "eyJhbGciOiJIUzI1NiIsInR5cCI6IkpXVCJ9.eyJpZCI6IjY1NWRmYjU3NGRkYzM1ZmQwNTI2OGI4YSIsImlhdCI6MTcwMTAyMjIwNiwiZXhwIjoxNzAxMDIzMDQ2fQ.PzptZ1zCA_R7jXamA0i63o1sj84HHTlQN7pPUtxnzUE"</text:p>
            <text:p>{</text:p>
            <text:p>  "title": "FFFF",</text:p>
            <text:p>  "description": "Я - умничка, сладкая булочка и прочитаю доки до сваггера))",</text:p>
            <text:p>  "deadline": "2024-07-21T20:57:15.000Z",</text:p>
            <text:p>  "priority": "low"</text:p>
            <text:p>}</text:p>
          </table:table-cell>
          <table:table-cell table:style-name="ce37" office:value-type="float" office:value="201" calcext:value-type="float">
            <text:p>201</text:p>
          </table:table-cell>
          <table:table-cell table:style-name="ce44" office:value-type="string" calcext:value-type="string">
            <text:p>{</text:p>
            <text:p>  "title": "FFFF",</text:p>
            <text:p>  "description": "Я - умничка, сладкая булочка и прочитаю доки до сваггера))",</text:p>
            <text:p>  "priority": "low",</text:p>
            <text:p>  "deadline": "2024-07-21T20:57:15.000Z",</text:p>
            <text:p>  "column": "656385474ddc35fd0526add3",</text:p>
            <text:p>  "order": 6,</text:p>
            <text:p>  "_id": "65638b0d4ddc35fd0526ae3a"</text:p>
            <text:p>}</text:p>
          </table:table-cell>
          <table:table-cell table:style-name="ce51" office:value-type="string" calcext:value-type="string">
            <text:p>Pass</text:p>
          </table:table-cell>
          <table:table-cell table:style-name="ce22" office:value-type="string" calcext:value-type="string">
            <text:p>Успішний запит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POST/columns/{columnId}/tasks</text:p>
          </table:table-cell>
          <table:table-cell table:style-name="ce29" office:value-type="string" calcext:value-type="string">
            <text:p>"token": "eyJhbGciOiJIUzI1NiIsInR5cCI6IkpXVCJ9.eyJpZCI6IjY1NWRmYjU3NGRkYzM1ZmQwNTI2OGI4YSIsImlhdCI6MTcwMTAyMjIwNiwiZXhwIjoxNzAxMDIzMDQ2fQ.PzptZ1zCA_R7jXamA0i63o1sj84HHTlQN7pPUtxnzUE"</text:p>
            <text:p>{</text:p>
            <text:p>  "title": "F",</text:p>
            <text:p>  "description": "Я - умничка, сладкая булочка и прочитаю доки до сваггера))",</text:p>
            <text:p>  "deadline": "1896-07-21T20:57:15.000Z",</text:p>
            <text:p>  "priority": "low"</text:p>
            <text:p>}</text:p>
          </table:table-cell>
          <table:table-cell table:style-name="ce38" office:value-type="float" office:value="201" calcext:value-type="float">
            <text:p>201</text:p>
          </table:table-cell>
          <table:table-cell table:style-name="ce27" office:value-type="string" calcext:value-type="string">
            <text:p>{</text:p>
            <text:p>  "title": "F",</text:p>
            <text:p>  "description": "Я - умничка, сладкая булочка и прочитаю доки до сваггера))",</text:p>
            <text:p>  "priority": "low",</text:p>
            <text:p>  "deadline": "1896-07-21T20:57:15.000Z",</text:p>
            <text:p>  "column": "656385474ddc35fd0526add3",</text:p>
            <text:p>  "order": 7,</text:p>
            <text:p>  "_id": "65638bc24ddc35fd0526ae45"</text:p>
            <text:p>}</text:p>
          </table:table-cell>
          <table:table-cell table:style-name="ce50" office:value-type="string" calcext:value-type="string">
            <text:p>Fail</text:p>
          </table:table-cell>
          <table:table-cell table:style-name="ce27" office:value-type="string" calcext:value-type="string">
            <text:p>Некоректна ввідповідь системи, так як вказан невалідний "deadline"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DELETE/columns/{columnId}</text:p>
          </table:table-cell>
          <table:table-cell table:style-name="ce27" office:value-type="string" calcext:value-type="string">
            <text:p>"token"": "eyJhbGciOiJIUzI1NiIsInR5cCI6IkpXVCJ9.eyJpZCI6IjY1NWRmYjU3NGRkYzM1ZmQwNTI2OGI4YSIsImlhdCI6MTcwMTAxNzE0NCwiZXhwIjoxNzAxMDE3OTg0fQ.Wcw_8lKklGkjq860pfI1pCaDUm6VKi_AtbpUpQ7xbi0""</text:p>
            <text:p>Column ID "649885bb8cfd32ed13fd42d3"</text:p>
            <text:p/>
          </table:table-cell>
          <table:table-cell table:style-name="ce36" office:value-type="float" office:value="200" calcext:value-type="float">
            <text:p>200</text:p>
          </table:table-cell>
          <table:table-cell table:style-name="ce27" office:value-type="string" calcext:value-type="string">
            <text:p>"message": "Column deleted"</text:p>
          </table:table-cell>
          <table:table-cell table:style-name="ce49" office:value-type="string" calcext:value-type="string">
            <text:p>Pass</text:p>
          </table:table-cell>
          <table:table-cell table:style-name="ce27" office:value-type="string" calcext:value-type="string">
            <text:p>Система адекватно відповіла на валідні дані "Column ID "649885bb8cfd32ed13fd42d3"", та видалила колонку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DELETE/columns/{columnId}</text:p>
          </table:table-cell>
          <table:table-cell table:style-name="ce27" office:value-type="string" calcext:value-type="string">
            <text:p>"token": "eyJhbGciOiJIUzI1NiIsInR5cCI6IkpXVCJ9.eyJpZCI6IjY1NWRmYjU3NGRkYzM1ZmQwNTI2OGI4YSIsImlhdCI6MTcwMTAxOTkwMywiZXhwIjoxNzAxMDIwNzQzfQ.GHG0C4Yl4NvSESN05apDhskOkCmkRWG7l6Z12wQhz2k"</text:p>
            <text:p>Column ID "656381a34ddc35fd0526ad7"</text:p>
            <text:p/>
          </table:table-cell>
          <table:table-cell table:style-name="ce36" office:value-type="float" office:value="500" calcext:value-type="float">
            <text:p>500</text:p>
          </table:table-cell>
          <table:table-cell table:style-name="ce27" office:value-type="string" calcext:value-type="string">
            <text:p>"message": "Cast to ObjectId failed for value \"656381a34ddc35fd0526ad7\" (type string) at path \"_id\" for model \"Column\"</text:p>
          </table:table-cell>
          <table:table-cell table:style-name="ce49" office:value-type="string" calcext:value-type="string">
            <text:p>Pass</text:p>
          </table:table-cell>
          <table:table-cell table:style-name="ce27" office:value-type="string" calcext:value-type="string">
            <text:p>Система адекватно відповіла на невалідні дані "Column ID "656381a34ddc35fd0526ad7""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 table:number-columns-spanned="6" table:number-rows-spanned="1">
            <text:p>TASKS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17" office:value-type="string" calcext:value-type="string">
            <text:p>PUT/tasks/{taskId}</text:p>
          </table:table-cell>
          <table:table-cell table:style-name="ce30" office:value-type="string" calcext:value-type="string">
            <text:p>"token": "eyJhbGciOiJIUzI1NiIsInR5cCI6IkpXVCJ9.eyJpZCI6IjY1NjM4MjI5NGRkYzM1ZmQwNTI2YWQ4OCIsImlhdCI6MTcwMTAzMzk1NSwiZXhwIjoxNzAxMDM0Nzk1fQ.IZI6H5BGqeZTy2Ba60PaATB59o8rZgbC-10PFn9smA4"</text:p>
            <text:p>{</text:p>
            <text:p>  "title": "Figure out what is swagger",</text:p>
            <text:p>  "description": "Я - умничка, сладкая булочка и прочитаю доки до сваггера, а также протестирую swagger editor",</text:p>
            <text:p>  "deadline": "22.07.2023",</text:p>
            <text:p>  "priority": "low",</text:p>
            <text:p>  "column": "656383ef4ddc35fd0526adb1"</text:p>
            <text:p>}</text:p>
          </table:table-cell>
          <table:table-cell table:style-name="ce38" office:value-type="float" office:value="200" calcext:value-type="float">
            <text:p>200</text:p>
          </table:table-cell>
          <table:table-cell table:style-name="ce30" office:value-type="string" calcext:value-type="string">
            <text:p>{</text:p>
            <text:p>  "message": "Task updated"</text:p>
            <text:p>}</text:p>
          </table:table-cell>
          <table:table-cell table:style-name="ce49" office:value-type="string" calcext:value-type="string">
            <text:p>Pass</text:p>
          </table:table-cell>
          <table:table-cell table:style-name="ce22" office:value-type="string" calcext:value-type="string">
            <text:p>Успішний запит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Patch/tasks/{taskId}</text:p>
          </table:table-cell>
          <table:table-cell table:style-name="ce30" office:value-type="string" calcext:value-type="string">
            <text:p>"token": "eyJhbGciOiJIUzI1NiIsInR5cCI6IkpXVCJ9.eyJpZCI6IjY1NjM4MjI5NGRkYzM1ZmQwNTI2YWQ4OCIsImlhdCI6MTcwMTAzMzk1NSwiZXhwIjoxNzAxMDM0Nzk1fQ.IZI6H5BGqeZTy2Ba60PaATB59o8rZgbC-10PFn9smA4"</text:p>
            <text:p>{</text:p>
            <text:p>  "column": "656383ef4ddc35fd0526adb1",</text:p>
            <text:p>  "newOrder": 2</text:p>
            <text:p>}</text:p>
          </table:table-cell>
          <table:table-cell table:style-name="ce38" office:value-type="float" office:value="200" calcext:value-type="float">
            <text:p>200</text:p>
          </table:table-cell>
          <table:table-cell table:style-name="ce27" office:value-type="string" calcext:value-type="string">
            <text:p>{</text:p>
            <text:p>  "message": "Task moved"</text:p>
            <text:p>}</text:p>
          </table:table-cell>
          <table:table-cell table:style-name="ce49" office:value-type="string" calcext:value-type="string">
            <text:p>Pass</text:p>
          </table:table-cell>
          <table:table-cell table:style-name="ce22" office:value-type="string" calcext:value-type="string">
            <text:p>Успішний запит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DELETEtasks/{taskId}</text:p>
          </table:table-cell>
          <table:table-cell table:style-name="ce30" office:value-type="string" calcext:value-type="string">
            <text:p>"token": "eyJhbGciOiJIUzI1NiIsInR5cCI6IkpXVCJ9.eyJpZCI6IjY1NjM4MjI5NGRkYzM1ZmQwNTI2YWQ4OCIsImlhdCI6MTcwMTAzMzk1NSwiZXhwIjoxNzAxMDM0Nzk1fQ.IZI6H5BGqeZTy2Ba60PaATB59o8rZgbC-10PFn9smA4"</text:p>
            <text:p/>
          </table:table-cell>
          <table:table-cell table:style-name="ce38" office:value-type="float" office:value="200" calcext:value-type="float">
            <text:p>200</text:p>
          </table:table-cell>
          <table:table-cell table:style-name="ce27" office:value-type="string" calcext:value-type="string">
            <text:p>{</text:p>
            <text:p>  "message": "Task deleted"</text:p>
            <text:p>}</text:p>
          </table:table-cell>
          <table:table-cell table:style-name="ce49" office:value-type="string" calcext:value-type="string">
            <text:p>Pass</text:p>
          </table:table-cell>
          <table:table-cell table:style-name="ce22" office:value-type="string" calcext:value-type="string">
            <text:p>Успішний запит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 table:number-columns-spanned="6" table:number-rows-spanned="1">
            <text:p>SUPPORT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18" office:value-type="string" calcext:value-type="string">
            <text:p>POST/support</text:p>
          </table:table-cell>
          <table:table-cell table:style-name="ce19" office:value-type="string" calcext:value-type="string">
            <text:p>Token - eyJhbGciOiJIUzI1NiIsInR5cCI6IkpXVCJ9.eyJpZCI6IjY1NWRmYjU3NGRkYzM1ZmQwNTI2OGI4YSIsImlhdCI6MTcwMDk5ODk5OSwiZXhwIjoxNzAwOTk5ODM5fQ.zq0cuQEaIA-x7DyueWKAi6QB38iURoRa3X32MveQhd0</text:p>
            <text:p>{</text:p>
            <text:p>  "email": "test@mail.com",</text:p>
            <text:p>  "message": "I'm using TaskPro for a while and it's gonna be great if I could upload my own background."</text:p>
            <text:p>}</text:p>
          </table:table-cell>
          <table:table-cell table:style-name="ce39" office:value-type="float" office:value="500" calcext:value-type="float">
            <text:p>500</text:p>
          </table:table-cell>
          <table:table-cell table:style-name="ce39" office:value-type="string" calcext:value-type="string">
            <text:p>"message": "Forbidden"</text:p>
          </table:table-cell>
          <table:table-cell table:style-name="ce50" office:value-type="string" calcext:value-type="string">
            <text:p>Fail</text:p>
          </table:table-cell>
          <table:table-cell table:style-name="ce58" office:value-type="string" calcext:value-type="string">
            <text:p>Це може бути зумовлено різними причинами такими, як помилки програмного забезпечення, неправильна конфігурація сервера, проблеми з базою даних і так далі.</text:p>
          </table:table-cell>
          <table:table-cell table:number-columns-repeated="1018"/>
        </table:table-row>
        <table:table-row table:style-name="ro1">
          <table:table-cell table:style-name="ce18" office:value-type="string" calcext:value-type="string">
            <text:p>POST/support</text:p>
          </table:table-cell>
          <table:table-cell table:style-name="ce19" office:value-type="string" calcext:value-type="string">
            <text:p>Token - eyJhbGciOiJIUzI1NiIsInR5cCI6IkpXVCJ9.eyJpZCI6IjY1NWRmYjU3NGRkYzM1ZmQwNTI2OGI4YSIsImlhdCI6MTcwMDk5ODk5OSwiZXhwIjoxNzAwOTk5ODM5fQ.zq0cuQEaIA-x7DyueWKAi6QB38iURoRa3X32MveQhd0</text:p>
            <text:p>{</text:p>
            <text:p>  "email": "test@mail.com",</text:p>
            <text:p>  "message": ""</text:p>
            <text:p>}</text:p>
          </table:table-cell>
          <table:table-cell table:style-name="ce39" office:value-type="float" office:value="400" calcext:value-type="float">
            <text:p>400</text:p>
          </table:table-cell>
          <table:table-cell table:style-name="ce45" office:value-type="string" calcext:value-type="string">
            <text:p>"message": "missing required message field"</text:p>
          </table:table-cell>
          <table:table-cell table:style-name="ce49" office:value-type="string" calcext:value-type="string">
            <text:p>Pass</text:p>
          </table:table-cell>
          <table:table-cell table:style-name="ce30" office:value-type="string" calcext:value-type="string">
            <text:p>Система повела себе правильно тому, що був вказаний невірний параметр "message"</text:p>
          </table:table-cell>
          <table:table-cell table:number-columns-repeated="1018"/>
        </table:table-row>
        <table:table-row table:style-name="ro1">
          <table:table-cell table:style-name="ce18" office:value-type="string" calcext:value-type="string">
            <text:p>POST/support</text:p>
          </table:table-cell>
          <table:table-cell table:style-name="ce19" office:value-type="string" calcext:value-type="string">
            <text:p>Token - eyJhbGciOiJIUzI1NiIsInR5cCI6IkpXVCJ9.eyJpZCI6IjY1NWRmYjU3NGRkYzM1ZmQwNTI2OGI4YSIsImlhdCI6MTcwMDk5ODk5OSwiZXhwIjoxNzAwOTk5ODM5fQ.zq0cuQEaIA-x7DyueWKAi6QB38iURoRa3X32MveQhd0</text:p>
            <text:p>{</text:p>
            <text:p>  "email": "",</text:p>
            <text:p>  "message": "I'm using TaskPro for a while and it's gonna be great if I could upload my own background."</text:p>
            <text:p>}</text:p>
          </table:table-cell>
          <table:table-cell table:style-name="ce39" office:value-type="float" office:value="400" calcext:value-type="float">
            <text:p>400</text:p>
          </table:table-cell>
          <table:table-cell table:style-name="ce45" office:value-type="string" calcext:value-type="string">
            <text:p>"message": "missing required email field"</text:p>
          </table:table-cell>
          <table:table-cell table:style-name="ce49" office:value-type="string" calcext:value-type="string">
            <text:p>Pass</text:p>
          </table:table-cell>
          <table:table-cell table:style-name="ce30" office:value-type="string" calcext:value-type="string">
            <text:p>Система повела себе правильно тому, що був вказаний вірний параметр "email"</text:p>
          </table:table-cell>
          <table:table-cell table:number-columns-repeated="1018"/>
        </table:table-row>
        <table:table-row table:style-name="ro1" table:number-rows-repeated="34">
          <table:table-cell table:style-name="ce19" table:number-columns-repeated="2"/>
          <table:table-cell table:style-name="ce38"/>
          <table:table-cell table:style-name="ce19"/>
          <table:table-cell table:style-name="ce36"/>
          <table:table-cell table:style-name="ce19"/>
          <table:table-cell table:number-columns-repeated="1018"/>
        </table:table-row>
        <table:table-row table:style-name="ro1" table:number-rows-repeated="911">
          <table:table-cell table:style-name="ce20" table:number-columns-repeated="2"/>
          <table:table-cell table:style-name="ce37"/>
          <table:table-cell table:style-name="ce20"/>
          <table:table-cell table:style-name="ce52"/>
          <table:table-cell table:style-name="ce20"/>
          <table:table-cell table:number-columns-repeated="101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sers 1-3" table:style-name="ta3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59" office:value-type="string" calcext:value-type="string" table:number-columns-spanned="6" table:number-rows-spanned="1">
            <text:p>TaskPro Backend Check List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60" office:value-type="string" calcext:value-type="string">
            <text:p>Request (REST API)</text:p>
          </table:table-cell>
          <table:table-cell table:style-name="ce60" office:value-type="string" calcext:value-type="string">
            <text:p>Параметри</text:p>
          </table:table-cell>
          <table:table-cell table:style-name="ce72" office:value-type="string" calcext:value-type="string">
            <text:p>Response Code</text:p>
          </table:table-cell>
          <table:table-cell table:style-name="ce76" office:value-type="string" calcext:value-type="string">
            <text:p>Response Message</text:p>
          </table:table-cell>
          <table:table-cell table:style-name="ce84" office:value-type="string" calcext:value-type="string">
            <text:p>Статус</text:p>
          </table:table-cell>
          <table:table-cell table:style-name="ce76" office:value-type="string" calcext:value-type="string">
            <text:p>Коментар</text:p>
          </table:table-cell>
          <table:table-cell table:number-columns-repeated="1018"/>
        </table:table-row>
        <table:table-row table:style-name="ro1">
          <table:table-cell table:style-name="ce61" office:value-type="string" calcext:value-type="string">
            <text:p><text:span text:style-name="T4">Post</text:span><text:span text:style-name="T5"> /user/register</text:span></text:p>
          </table:table-cell>
          <table:table-cell table:style-name="ce61" office:value-type="string" calcext:value-type="string">
            <text:p>name: "midnighters", email: "midnighters@goit.ua",</text:p>
          </table:table-cell>
          <table:table-cell table:style-name="ce73" office:value-type="float" office:value="409" calcext:value-type="float" table:number-columns-spanned="1" table:number-rows-spanned="2">
            <text:p>409</text:p>
          </table:table-cell>
          <table:table-cell table:style-name="ce77" office:value-type="string" calcext:value-type="string" table:number-columns-spanned="1" table:number-rows-spanned="2">
            <text:p>"message": "Email in use"</text:p>
          </table:table-cell>
          <table:table-cell table:style-name="ce85" office:value-type="string" calcext:value-type="string" table:number-columns-spanned="1" table:number-rows-spanned="2">
            <text:p>Pass</text:p>
          </table:table-cell>
          <table:table-cell table:style-name="ce89" office:value-type="string" calcext:value-type="string" table:number-columns-spanned="1" table:number-rows-spanned="2">
            <text:p>Відмова в повторній реєстрації користувача</text:p>
          </table:table-cell>
          <table:table-cell table:number-columns-repeated="1018"/>
        </table:table-row>
        <table:table-row table:style-name="ro1">
          <table:table-cell table:style-name="ce62"/>
          <table:table-cell table:style-name="ce62" office:value-type="string" calcext:value-type="string">
            <text:p>password: "GoIT-QA28"</text:p>
          </table:table-cell>
          <table:covered-table-cell table:number-columns-repeated="4" table:style-name="ce65"/>
          <table:table-cell table:number-columns-repeated="1018"/>
        </table:table-row>
        <table:table-row table:style-name="ro1">
          <table:table-cell table:style-name="ce63" office:value-type="string" calcext:value-type="string">
            <text:p>POST/user/register</text:p>
          </table:table-cell>
          <table:table-cell table:style-name="ce62" office:value-type="string" calcext:value-type="string">
            <text:p>name: "midnighters", email: " <text:s/>", password: "GoIT-QA28"</text:p>
          </table:table-cell>
          <table:table-cell table:style-name="ce74" office:value-type="float" office:value="400" calcext:value-type="float">
            <text:p>400</text:p>
          </table:table-cell>
          <table:table-cell table:style-name="ce78" office:value-type="string" calcext:value-type="string">
            <text:p>"message": "missing required email field"</text:p>
          </table:table-cell>
          <table:table-cell table:style-name="ce86" office:value-type="string" calcext:value-type="string">
            <text:p>Pass </text:p>
          </table:table-cell>
          <table:table-cell table:style-name="ce90" office:value-type="string" calcext:value-type="string">
            <text:p>Відмова в реєстрації користувача з невалідним полем "email"</text:p>
          </table:table-cell>
          <table:table-cell table:number-columns-repeated="1018"/>
        </table:table-row>
        <table:table-row table:style-name="ro1">
          <table:table-cell table:style-name="ce64" office:value-type="string" calcext:value-type="string" table:number-columns-spanned="1" table:number-rows-spanned="2">
            <text:p>POST /user/register</text:p>
          </table:table-cell>
          <table:table-cell table:style-name="ce61" office:value-type="string" calcext:value-type="string">
            <text:p>name: "Lina", <text:s/>email: "nesterenko.lin@mail.com",</text:p>
          </table:table-cell>
          <table:table-cell table:style-name="ce73" office:value-type="float" office:value="201" calcext:value-type="float" table:number-columns-spanned="1" table:number-rows-spanned="2">
            <text:p>201</text:p>
          </table:table-cell>
          <table:table-cell table:style-name="ce79" office:value-type="string" calcext:value-type="string" table:number-columns-spanned="1" table:number-rows-spanned="2">
            <text:p>"message": "Successful registration "</text:p>
          </table:table-cell>
          <table:table-cell table:style-name="ce85" office:value-type="string" calcext:value-type="string" table:number-columns-spanned="1" table:number-rows-spanned="2">
            <text:p>Pass</text:p>
          </table:table-cell>
          <table:table-cell table:style-name="ce89" office:value-type="string" calcext:value-type="string" table:number-columns-spanned="1" table:number-rows-spanned="2">
            <text:p>Успішна реєстрація користувача</text:p>
          </table:table-cell>
          <table:table-cell table:number-columns-repeated="1018"/>
        </table:table-row>
        <table:table-row table:style-name="ro1">
          <table:covered-table-cell table:style-name="ce65"/>
          <table:table-cell table:style-name="ce62" office:value-type="string" calcext:value-type="string">
            <text:p>password: "12345ghj"</text:p>
          </table:table-cell>
          <table:covered-table-cell table:number-columns-repeated="4" table:style-name="ce65"/>
          <table:table-cell table:number-columns-repeated="1018"/>
        </table:table-row>
        <table:table-row table:style-name="ro1">
          <table:table-cell table:style-name="ce66" office:value-type="string" calcext:value-type="string">
            <text:p>POST /user/login</text:p>
          </table:table-cell>
          <table:table-cell table:style-name="ce62" office:value-type="string" calcext:value-type="string">
            <text:p>email: "midnighters@goit.ua", <text:s/>password: "GoIT-QA28"</text:p>
          </table:table-cell>
          <table:table-cell table:style-name="ce74" office:value-type="float" office:value="200" calcext:value-type="float">
            <text:p>200</text:p>
          </table:table-cell>
          <table:table-cell table:style-name="ce80"/>
          <table:table-cell table:style-name="ce86" office:value-type="string" calcext:value-type="string">
            <text:p>Pass </text:p>
          </table:table-cell>
          <table:table-cell table:style-name="ce80" office:value-type="string" calcext:value-type="string">
            <text:p>Успішний логін</text:p>
          </table:table-cell>
          <table:table-cell table:number-columns-repeated="1018"/>
        </table:table-row>
        <table:table-row table:style-name="ro1">
          <table:table-cell table:style-name="ce66" office:value-type="string" calcext:value-type="string">
            <text:p>POST /user/login</text:p>
          </table:table-cell>
          <table:table-cell table:style-name="ce62" office:value-type="string" calcext:value-type="string">
            <text:p>email: "mednighters@goit.ua", <text:s text:c="2"/>password: "GoIT-QA28"</text:p>
          </table:table-cell>
          <table:table-cell table:style-name="ce74" office:value-type="float" office:value="404" calcext:value-type="float">
            <text:p>404</text:p>
          </table:table-cell>
          <table:table-cell table:style-name="ce81" office:value-type="string" calcext:value-type="string">
            <text:p>"message": "Wrong email or password"</text:p>
          </table:table-cell>
          <table:table-cell table:style-name="ce86" office:value-type="string" calcext:value-type="string">
            <text:p>Pass </text:p>
          </table:table-cell>
          <table:table-cell table:style-name="ce91" office:value-type="string" calcext:value-type="string">
            <text:p>Відмова в авторизації користувача з невалідним полем "email"</text:p>
          </table:table-cell>
          <table:table-cell table:number-columns-repeated="1018"/>
        </table:table-row>
        <table:table-row table:style-name="ro1">
          <table:table-cell table:style-name="ce66" office:value-type="string" calcext:value-type="string">
            <text:p>POST /user/login</text:p>
          </table:table-cell>
          <table:table-cell table:style-name="ce62" office:value-type="string" calcext:value-type="string">
            <text:p>email: "mednighters@goit.ua", <text:s text:c="4"/>password: " <text:s/>"</text:p>
          </table:table-cell>
          <table:table-cell table:style-name="ce74" office:value-type="float" office:value="400" calcext:value-type="float">
            <text:p>400</text:p>
          </table:table-cell>
          <table:table-cell table:style-name="ce81" office:value-type="string" calcext:value-type="string">
            <text:p>"message": "missing required password field"</text:p>
          </table:table-cell>
          <table:table-cell table:style-name="ce86" office:value-type="string" calcext:value-type="string">
            <text:p>Pass </text:p>
          </table:table-cell>
          <table:table-cell table:style-name="ce91" office:value-type="string" calcext:value-type="string">
            <text:p>Відмова в авторизації користувача з невалідним полем "password"</text:p>
          </table:table-cell>
          <table:table-cell table:number-columns-repeated="1018"/>
        </table:table-row>
        <table:table-row table:style-name="ro1">
          <table:table-cell table:style-name="ce67" office:value-type="string" calcext:value-type="string">
            <text:p>POST /user/login</text:p>
          </table:table-cell>
          <table:table-cell table:style-name="ce62" office:value-type="string" calcext:value-type="string">
            <text:p>"Hello, World!"</text:p>
          </table:table-cell>
          <table:table-cell table:style-name="ce74" office:value-type="float" office:value="400" calcext:value-type="float">
            <text:p>400</text:p>
          </table:table-cell>
          <table:table-cell table:style-name="ce81" office:value-type="string" calcext:value-type="string">
            <text:p>  "message": "Unexpected token H in JSON at position 0"</text:p>
            <text:p/>
          </table:table-cell>
          <table:table-cell table:style-name="ce86"/>
          <table:table-cell table:style-name="ce92" office:value-type="string" calcext:value-type="string">
            <text:p>Відмова в реєстрації користувача з невалідним форматом <text:s/>Request Body (JSON)</text:p>
          </table:table-cell>
          <table:table-cell table:number-columns-repeated="1018"/>
        </table:table-row>
        <table:table-row table:style-name="ro1">
          <table:table-cell table:style-name="ce67" office:value-type="string" calcext:value-type="string">
            <text:p>POST /user/login</text:p>
          </table:table-cell>
          <table:table-cell table:style-name="ce62" office:value-type="string" calcext:value-type="string">
            <text:p>email: " <text:s/>", <text:s/>password: "GoIT-QA28"</text:p>
          </table:table-cell>
          <table:table-cell table:style-name="ce74" office:value-type="float" office:value="400" calcext:value-type="float">
            <text:p>400</text:p>
          </table:table-cell>
          <table:table-cell table:style-name="ce81" office:value-type="string" calcext:value-type="string">
            <text:p>"message": "missing required email field"</text:p>
          </table:table-cell>
          <table:table-cell table:style-name="ce86" office:value-type="string" calcext:value-type="string">
            <text:p>Pass </text:p>
          </table:table-cell>
          <table:table-cell table:style-name="ce91" office:value-type="string" calcext:value-type="string">
            <text:p>Відмова в реєстрації користувача з невалідним полем "email"</text:p>
          </table:table-cell>
          <table:table-cell table:number-columns-repeated="1018"/>
        </table:table-row>
        <table:table-row table:style-name="ro1">
          <table:table-cell table:style-name="ce68" office:value-type="string" calcext:value-type="string">
            <text:p>POST /user/refresh</text:p>
          </table:table-cell>
          <table:table-cell table:style-name="ce70" office:value-type="string" calcext:value-type="string">
            <text:p>"refreshToken": "eyJhbGciOiJIUzI1NiIsInR5cCI6IkpXVCJ9.eyJpZCI6IjY1NjA3NmZhNGRkYzM1ZmQwNTI2OWM4NyIsImlhdCI6MTcwMDg0MzU4NywiZXhwIjoxNzAyMDUzMTg3fQ.2KejA_ZEmwMss5iqjMaIFagZzqo7AFVPyP8b5ccmqw4"</text:p>
          </table:table-cell>
          <table:table-cell table:style-name="ce74" office:value-type="float" office:value="200" calcext:value-type="float">
            <text:p>200</text:p>
          </table:table-cell>
          <table:table-cell table:style-name="ce81" office:value-type="string" calcext:value-type="string">
            <text:p> "token": "eyJhbGciOiJIUzI1NiIsInR5cCI6IkpXVCJ9.eyJpZCI6IjY1NjA3NmZhNGRkYzM1ZmQwNTI2OWM4NyIsImlhdCI6MTcwMDg2MDUyOCwiZXhwIjoxNzAwODYxMzY4fQ.cECh5GzbyoEZCNV1z3C0ouwsGbvFu4nXCxWHOt50RR8",</text:p>
            <text:p>  "refreshToken": "eyJhbGciOiJIUzI1NiIsInR5cCI6IkpXVCJ9.eyJpZCI6IjY1NjA3NmZhNGRkYzM1ZmQwNTI2OWM4NyIsImlhdCI6MTcwMDg2MDUyOCwiZXhwIjoxNzAyMDcwMTI4fQ.MiVfsAlC6Fv4a6fl7ILmQlookwVUrlO1laLghgZFHR4"</text:p>
          </table:table-cell>
          <table:table-cell table:style-name="ce86" office:value-type="string" calcext:value-type="string">
            <text:p>Pass </text:p>
          </table:table-cell>
          <table:table-cell table:style-name="ce80" office:value-type="string" calcext:value-type="string">
            <text:p>Успішний User Refresh</text:p>
          </table:table-cell>
          <table:table-cell table:number-columns-repeated="1018"/>
        </table:table-row>
        <table:table-row table:style-name="ro1">
          <table:table-cell table:style-name="ce67" office:value-type="string" calcext:value-type="string">
            <text:p>POST /user/refresh</text:p>
          </table:table-cell>
          <table:table-cell table:style-name="ce70" office:value-type="string" calcext:value-type="string">
            <text:p>refreshToken: "0"</text:p>
          </table:table-cell>
          <table:table-cell table:style-name="ce74" office:value-type="float" office:value="403" calcext:value-type="float">
            <text:p>403</text:p>
          </table:table-cell>
          <table:table-cell table:style-name="ce81" office:value-type="string" calcext:value-type="string">
            <text:p>"message": "jwt malformed"</text:p>
          </table:table-cell>
          <table:table-cell table:style-name="ce86" office:value-type="string" calcext:value-type="string">
            <text:p>Pass </text:p>
          </table:table-cell>
          <table:table-cell table:style-name="ce91" office:value-type="string" calcext:value-type="string">
            <text:p>Відмова в Refresh користувача з невалідним полем "refreshToken"</text:p>
          </table:table-cell>
          <table:table-cell table:number-columns-repeated="1018"/>
        </table:table-row>
        <table:table-row table:style-name="ro1">
          <table:table-cell table:style-name="ce69" office:value-type="string" calcext:value-type="string" table:number-columns-spanned="1" table:number-rows-spanned="2">
            <text:p>POST /user/refresh</text:p>
          </table:table-cell>
          <table:table-cell table:style-name="ce71" office:value-type="string" calcext:value-type="string" table:number-columns-spanned="1" table:number-rows-spanned="2">
            <text:p>"token": </text:p>
            <text:p>"eyJhbGciOiJIUzI1NiIsInR5cCI6IkpXVCJ9.eyJpZCI6IjY0OTQyYjI4MzEyY2YzYWJlYTExNjMzNCIsImlhdCI6MTY4NzQzMjM1MSwiZXhwIjoxNjg3NTE4NzUxfQ.DCEB2Q0lghWYieYxiZohu4uMMpwMYFa55XOqMgggVVg",                          refreshToken: "eyJhbGciOiJIUzI1NiIsInR5cCI6IkpXVCJ9.eyJpZCI6IjY0OTVlOWFjMTJiZjlhYWIyMmJhMGE4MCIsImlhdCI6MTY4ODA1OTkwMSwiZXhwIjoxNjg4MTQ2MzAxfQ.6kT1_mUJQp4f1H_c7GklH1WK4Q_IUv6-7MJ5wjgnLQI"</text:p>
          </table:table-cell>
          <table:table-cell table:style-name="ce73" office:value-type="float" office:value="400" calcext:value-type="float" table:number-columns-spanned="1" table:number-rows-spanned="2">
            <text:p>400</text:p>
          </table:table-cell>
          <table:table-cell table:style-name="ce79" office:value-type="string" calcext:value-type="string" table:number-columns-spanned="1" table:number-rows-spanned="2">
            <text:p>"message": "missing required token field"</text:p>
          </table:table-cell>
          <table:table-cell table:style-name="ce85" office:value-type="string" calcext:value-type="string" table:number-columns-spanned="1" table:number-rows-spanned="2">
            <text:p>Pass </text:p>
          </table:table-cell>
          <table:table-cell table:style-name="ce79" office:value-type="string" calcext:value-type="string" table:number-columns-spanned="1" table:number-rows-spanned="2">
            <text:p>Відмова в Refresh користувача з невалідним форматом Request Body (JSON)</text:p>
          </table:table-cell>
          <table:table-cell table:number-columns-repeated="1018"/>
        </table:table-row>
        <table:table-row table:style-name="ro5">
          <table:covered-table-cell table:number-columns-repeated="6" table:style-name="ce65"/>
          <table:table-cell table:number-columns-repeated="1018"/>
        </table:table-row>
        <table:table-row table:style-name="ro1">
          <table:table-cell table:style-name="ce68"/>
          <table:table-cell table:style-name="ce20"/>
          <table:table-cell table:style-name="ce75"/>
          <table:table-cell table:style-name="ce82"/>
          <table:table-cell table:style-name="ce87"/>
          <table:table-cell table:style-name="ce83"/>
          <table:table-cell table:number-columns-repeated="1018"/>
        </table:table-row>
        <table:table-row table:style-name="ro1" table:number-rows-repeated="959">
          <table:table-cell table:style-name="ce61" table:number-columns-repeated="2"/>
          <table:table-cell table:style-name="ce75"/>
          <table:table-cell table:style-name="ce83"/>
          <table:table-cell table:style-name="ce88"/>
          <table:table-cell table:style-name="ce83"/>
          <table:table-cell table:number-columns-repeated="1018"/>
        </table:table-row>
        <table:table-row table:style-name="ro2" table:number-rows-repeated="10475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ser 4,5,9" table:style-name="ta4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TaskPro Backend Check List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2" office:value-type="string" calcext:value-type="string">
            <text:p>Request (REST API)</text:p>
          </table:table-cell>
          <table:table-cell table:style-name="ce2" office:value-type="string" calcext:value-type="string">
            <text:p>Параметри</text:p>
          </table:table-cell>
          <table:table-cell table:style-name="ce2" office:value-type="string" calcext:value-type="string">
            <text:p>Response Code</text:p>
          </table:table-cell>
          <table:table-cell table:style-name="ce2" office:value-type="string" calcext:value-type="string">
            <text:p>Response Message</text:p>
          </table:table-cell>
          <table:table-cell table:style-name="ce2" office:value-type="string" calcext:value-type="string">
            <text:p>Статус</text:p>
          </table:table-cell>
          <table:table-cell table:style-name="ce2" office:value-type="string" calcext:value-type="string">
            <text:p>Коментар</text:p>
          </table:table-cell>
          <table:table-cell table:number-columns-repeated="1018"/>
        </table:table-row>
        <table:table-row table:style-name="ro1">
          <table:table-cell table:style-name="ce93" office:value-type="string" calcext:value-type="string">
            <text:p>GET/user/google</text:p>
          </table:table-cell>
          <table:table-cell table:style-name="ce94" office:value-type="string" calcext:value-type="string">
            <text:p>No parameters</text:p>
          </table:table-cell>
          <table:table-cell table:style-name="ce94" office:value-type="string" calcext:value-type="string">
            <text:p>-</text:p>
          </table:table-cell>
          <table:table-cell table:style-name="ce95" office:value-type="string" calcext:value-type="string">
            <text:p>-</text:p>
          </table:table-cell>
          <table:table-cell table:style-name="ce98" office:value-type="string" calcext:value-type="string">
            <text:p>Fail</text:p>
          </table:table-cell>
          <table:table-cell table:style-name="ce94" office:value-type="string" calcext:value-type="string">
            <text:p>немає запиту</text:p>
          </table:table-cell>
          <table:table-cell table:number-columns-repeated="1018"/>
        </table:table-row>
        <table:table-row table:style-name="ro1">
          <table:table-cell table:style-name="ce93" office:value-type="string" calcext:value-type="string">
            <text:p>GET/user/google/callback</text:p>
          </table:table-cell>
          <table:table-cell table:style-name="ce94" office:value-type="string" calcext:value-type="string">
            <text:p>No parameters</text:p>
          </table:table-cell>
          <table:table-cell table:style-name="ce94" office:value-type="string" calcext:value-type="string">
            <text:p>Undocumented</text:p>
          </table:table-cell>
          <table:table-cell table:style-name="ce95" office:value-type="string" calcext:value-type="string">
            <text:p/>
            <text:p>Failed to fetch.</text:p>
          </table:table-cell>
          <table:table-cell table:style-name="ce98" office:value-type="string" calcext:value-type="string">
            <text:p>Fail</text:p>
          </table:table-cell>
          <table:table-cell table:style-name="ce99" office:value-type="string" calcext:value-type="string">
            <text:p>Possible Reasons:</text:p>
            <text:p>CORS</text:p>
            <text:p>Network Failure</text:p>
            <text:p>URL scheme must be "http" or "https" for CORS request.</text:p>
          </table:table-cell>
          <table:table-cell table:number-columns-repeated="1018"/>
        </table:table-row>
        <table:table-row table:style-name="ro1">
          <table:table-cell table:style-name="ce93" office:value-type="string" calcext:value-type="string">
            <text:p>POST/user/logout</text:p>
          </table:table-cell>
          <table:table-cell table:style-name="ce95" office:value-type="string" calcext:value-type="string">
            <text:p>Token: "eyJhbGciOiJIUzI1NiIsInR5cCI6IkpXVCJ9.eyJpZCI6IjY0OTQyYjI4MzEyY2YzYWJlYTExNjMzNCIsImlhdCI6MTY4NzQzMjM1MSwiZXhwIjoxNjg3NTE4NzUxfQ.DCEB2Q0lghWYieYxiZohu4uMMpwMYFa55XOqMgggVVg"</text:p>
          </table:table-cell>
          <table:table-cell table:style-name="ce96" office:value-type="float" office:value="204" calcext:value-type="float">
            <text:p>204</text:p>
          </table:table-cell>
          <table:table-cell table:style-name="ce97" office:value-type="string" calcext:value-type="string">
            <text:p>Successful logout</text:p>
          </table:table-cell>
          <table:table-cell table:style-name="ce51" office:value-type="string" calcext:value-type="string">
            <text:p>Pass</text:p>
          </table:table-cell>
          <table:table-cell table:style-name="ce100" office:value-type="string" calcext:value-type="string">
            <text:p>Користувач успішно вилоговувся</text:p>
          </table:table-cell>
          <table:table-cell table:number-columns-repeated="1018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sers 6-8" table:style-name="ta5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TaskPro Backend Check List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2" office:value-type="string" calcext:value-type="string">
            <text:p>Request (REST API)</text:p>
          </table:table-cell>
          <table:table-cell table:style-name="ce2" office:value-type="string" calcext:value-type="string">
            <text:p>Параметри</text:p>
          </table:table-cell>
          <table:table-cell table:style-name="ce2" office:value-type="string" calcext:value-type="string">
            <text:p>Response Code</text:p>
          </table:table-cell>
          <table:table-cell table:style-name="ce2" office:value-type="string" calcext:value-type="string">
            <text:p>Response Message</text:p>
          </table:table-cell>
          <table:table-cell table:style-name="ce2" office:value-type="string" calcext:value-type="string">
            <text:p>Статус</text:p>
          </table:table-cell>
          <table:table-cell table:style-name="ce2" office:value-type="string" calcext:value-type="string">
            <text:p>Коментар</text:p>
          </table:table-cell>
          <table:table-cell table:number-columns-repeated="1018"/>
        </table:table-row>
        <table:table-row table:style-name="ro1">
          <table:table-cell table:style-name="ce101" office:value-type="string" calcext:value-type="string">
            <text:p>PATCH/user/theme</text:p>
          </table:table-cell>
          <table:table-cell table:style-name="ce102" office:value-type="string" calcext:value-type="string">
            <text:p><text:span text:style-name="T6">token:</text:span></text:p>
            <text:p><text:span text:style-name="T6"/></text:p>
            <text:p><text:span text:style-name="T7">"eyJhbGciOiJIUzI1NiIsInR5cCI6IkpXVCJ9.eyJpZCI6IjY1NjM4MjI5NGRkYzM1ZmQwNTI2YWQ4OCIsImlhdCI6MTcwMTAyMjU1NSwiZXhwIjoxNzAxMDIzMzk1fQ.Qy2utwqUPnXhmgmGRzO_MkRu7JY1VdeZiW5rkYWU2Gc"</text:span></text:p>
          </table:table-cell>
          <table:table-cell table:style-name="ce37" office:value-type="float" office:value="200" calcext:value-type="float">
            <text:p>200</text:p>
          </table:table-cell>
          <table:table-cell table:style-name="ce52" office:value-type="string" calcext:value-type="string">
            <text:p>{</text:p>
            <text:p>  "theme": "violet"</text:p>
            <text:p>}</text:p>
          </table:table-cell>
          <table:table-cell table:style-name="ce51" office:value-type="string" calcext:value-type="string">
            <text:p>Pass</text:p>
          </table:table-cell>
          <table:table-cell table:style-name="ce102" office:value-type="string" calcext:value-type="string">
            <text:p>Успішний запит</text:p>
          </table:table-cell>
          <table:table-cell table:number-columns-repeated="1018"/>
        </table:table-row>
        <table:table-row table:style-name="ro1">
          <table:table-cell table:style-name="ce101" office:value-type="string" calcext:value-type="string">
            <text:p>PUT/user/update</text:p>
          </table:table-cell>
          <table:table-cell table:style-name="ce102" office:value-type="string" calcext:value-type="string">
            <text:p><text:span text:style-name="T6">token:</text:span></text:p>
            <text:p><text:span text:style-name="T6"/></text:p>
            <text:p><text:span text:style-name="T7">"eyJhbGciOiJIUzI1NiIsInR5cCI6IkpXVCJ9.eyJpZCI6IjY1NjM4MjI5NGRkYzM1ZmQwNTI2YWQ4OCIsImlhdCI6MTcwMTAyMjU1NSwiZXhwIjoxNzAxMDIzMzk1fQ.Qy2utwqUPnXhmgmGRzO_MkRu7JY1VdeZiW5rkYWU2Gc"</text:span></text:p>
          </table:table-cell>
          <table:table-cell table:style-name="ce37" office:value-type="float" office:value="200" calcext:value-type="float">
            <text:p>200</text:p>
          </table:table-cell>
          <table:table-cell table:style-name="ce37" office:value-type="string" calcext:value-type="string">
            <text:p>{</text:p>
            <text:p>  "avatar": "string",</text:p>
            <text:p>  "name": "yevhenii",</text:p>
            <text:p>  "email": "yevheniipost@mail.com"</text:p>
            <text:p>}</text:p>
          </table:table-cell>
          <table:table-cell table:style-name="ce51" office:value-type="string" calcext:value-type="string">
            <text:p>Pass</text:p>
          </table:table-cell>
          <table:table-cell table:style-name="ce102" office:value-type="string" calcext:value-type="string">
            <text:p>Успішний запит</text:p>
          </table:table-cell>
          <table:table-cell table:number-columns-repeated="1018"/>
        </table:table-row>
        <table:table-row table:style-name="ro1">
          <table:table-cell table:style-name="ce101" office:value-type="string" calcext:value-type="string">
            <text:p>POST/user/logout</text:p>
          </table:table-cell>
          <table:table-cell table:style-name="ce102" office:value-type="string" calcext:value-type="string">
            <text:p><text:span text:style-name="T6">token:</text:span></text:p>
            <text:p><text:span text:style-name="T6"/></text:p>
            <text:p><text:span text:style-name="T7">"eyJhbGciOiJIUzI1NiIsInR5cCI6IkpXVCJ9.eyJpZCI6IjY1NjM4MjI5NGRkYzM1ZmQwNTI2YWQ4OCIsImlhdCI6MTcwMTAyMjU1NSwiZXhwIjoxNzAxMDIzMzk1fQ.Qy2utwqUPnXhmgmGRzO_MkRu7JY1VdeZiW5rkYWU2Gc"</text:span></text:p>
          </table:table-cell>
          <table:table-cell table:style-name="ce103" office:value-type="float" office:value="204" calcext:value-type="float">
            <text:p>204</text:p>
          </table:table-cell>
          <table:table-cell table:style-name="ce52" office:value-type="string" calcext:value-type="string">
            <text:p> access-control-allow-origin: * </text:p>
            <text:p> connection: keep-alive </text:p>
            <text:p> date: Sun,26 Nov 2023 18:24:50 GMT </text:p>
            <text:p> server: nginx/1.14.0 (Ubuntu) </text:p>
            <text:p> x-powered-by: Express </text:p>
          </table:table-cell>
          <table:table-cell table:style-name="ce51" office:value-type="string" calcext:value-type="string">
            <text:p>Pass</text:p>
          </table:table-cell>
          <table:table-cell table:style-name="ce102" office:value-type="string" calcext:value-type="string">
            <text:p>Успішний запит</text:p>
          </table:table-cell>
          <table:table-cell table:number-columns-repeated="1018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oards 1,2,5" table:style-name="ta6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04" office:value-type="string" calcext:value-type="string" table:number-columns-spanned="6" table:number-rows-spanned="1">
            <text:p>TaskPro Backend Check List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105" office:value-type="string" calcext:value-type="string">
            <text:p>Request (REST API)</text:p>
          </table:table-cell>
          <table:table-cell table:style-name="ce105" office:value-type="string" calcext:value-type="string">
            <text:p>Параметри</text:p>
          </table:table-cell>
          <table:table-cell table:style-name="ce109" office:value-type="string" calcext:value-type="string">
            <text:p>Response Code</text:p>
          </table:table-cell>
          <table:table-cell table:style-name="ce110" office:value-type="string" calcext:value-type="string">
            <text:p>Response Message</text:p>
          </table:table-cell>
          <table:table-cell table:style-name="ce112" office:value-type="string" calcext:value-type="string">
            <text:p>Статус</text:p>
          </table:table-cell>
          <table:table-cell table:style-name="ce110" office:value-type="string" calcext:value-type="string">
            <text:p>Коментар</text:p>
          </table:table-cell>
          <table:table-cell table:number-columns-repeated="1018"/>
        </table:table-row>
        <table:table-row table:style-name="ro1">
          <table:table-cell table:style-name="ce106" office:value-type="string" calcext:value-type="string">
            <text:p><text:span text:style-name="T8">GET/boards</text:span></text:p>
          </table:table-cell>
          <table:table-cell table:style-name="ce108" office:value-type="string" calcext:value-type="string">
            <text:p><text:span text:style-name="T6">token:</text:span></text:p>
            <text:p><text:span text:style-name="T6"/></text:p>
            <text:p><text:span text:style-name="T7">"eyJhbGciOiJIUzI1NiIsInR5cCI6IkpXVCJ9.eyJpZCI6IjY1NjM4MjI5NGRkYzM1ZmQwNTI2YWQ4OCIsImlhdCI6MTcwMTAyMDc4NiwiZXhwIjoxNzAxMDIxNjI2fQ.JoGyoX7Pz0zdN_bRg6J9lzYT-m1WftR0BhrbHff8AHA"</text:span></text:p>
          </table:table-cell>
          <table:table-cell table:style-name="ce108" office:value-type="float" office:value="200" calcext:value-type="float">
            <text:p>200</text:p>
          </table:table-cell>
          <table:table-cell table:style-name="ce111" office:value-type="string" calcext:value-type="string">
            <text:p>[</text:p>
            <text:p>  {</text:p>
            <text:p>    "_id": "656383cf4ddc35fd0526adad",</text:p>
            <text:p>    "title": "My project",</text:p>
            <text:p>    "icon": "star",</text:p>
            <text:p>    "background": "https://some-cloud-name.com/path/to/image/bg.jpg",</text:p>
            <text:p>    "user": "656382294ddc35fd0526ad88",</text:p>
            <text:p>    "columns": [</text:p>
            <text:p>      {</text:p>
            <text:p>        "_id": "656383ef4ddc35fd0526adb1",</text:p>
            <text:p>        "title": "To do",</text:p>
            <text:p>        "board": "656383cf4ddc35fd0526adad",</text:p>
            <text:p>        "order": 0,</text:p>
            <text:p>        "tasks": []</text:p>
            <text:p>      }</text:p>
            <text:p>    ]</text:p>
            <text:p>  }</text:p>
            <text:p>]</text:p>
          </table:table-cell>
          <table:table-cell table:style-name="ce51" office:value-type="string" calcext:value-type="string">
            <text:p>Pass</text:p>
          </table:table-cell>
          <table:table-cell table:style-name="ce111" office:value-type="string" calcext:value-type="string">
            <text:p>Успішний запит</text:p>
          </table:table-cell>
          <table:table-cell table:number-columns-repeated="1018"/>
        </table:table-row>
        <table:table-row table:style-name="ro1">
          <table:table-cell table:style-name="ce106" office:value-type="string" calcext:value-type="string">
            <text:p>POST/boards</text:p>
          </table:table-cell>
          <table:table-cell table:style-name="ce108" office:value-type="string" calcext:value-type="string">
            <text:p><text:span text:style-name="T6">token:</text:span></text:p>
            <text:p><text:span text:style-name="T6"/></text:p>
            <text:p><text:span text:style-name="T7">"eyJhbGciOiJIUzI1NiIsInR5cCI6IkpXVCJ9.eyJpZCI6IjY1NjM4MjI5NGRkYzM1ZmQwNTI2YWQ4OCIsImlhdCI6MTcwMTAyMDc4NiwiZXhwIjoxNzAxMDIxNjI2fQ.JoGyoX7Pz0zdN_bRg6J9lzYT-m1WftR0BhrbHff8AHA"</text:span></text:p>
          </table:table-cell>
          <table:table-cell table:style-name="ce108" office:value-type="float" office:value="201" calcext:value-type="float">
            <text:p>201</text:p>
          </table:table-cell>
          <table:table-cell table:style-name="ce111" office:value-type="string" calcext:value-type="string">
            <text:p>{</text:p>
            <text:p>  "_id": "656384bc4ddc35fd0526adcb"</text:p>
            <text:p>}</text:p>
          </table:table-cell>
          <table:table-cell table:style-name="ce51" office:value-type="string" calcext:value-type="string">
            <text:p>Pass</text:p>
          </table:table-cell>
          <table:table-cell table:style-name="ce111" office:value-type="string" calcext:value-type="string">
            <text:p>Успішний запит</text:p>
          </table:table-cell>
          <table:table-cell table:number-columns-repeated="1018"/>
        </table:table-row>
        <table:table-row table:style-name="ro1">
          <table:table-cell table:style-name="ce107" office:value-type="string" calcext:value-type="string">
            <text:p>DELETE/boards/{boardId}</text:p>
          </table:table-cell>
          <table:table-cell table:style-name="ce108" office:value-type="string" calcext:value-type="string">
            <text:p><text:span text:style-name="T6">token:</text:span></text:p>
            <text:p><text:span text:style-name="T6"/></text:p>
            <text:p><text:span text:style-name="T7">"eyJhbGciOiJIUzI1NiIsInR5cCI6IkpXVCJ9.eyJpZCI6IjY1NjM4MjI5NGRkYzM1ZmQwNTI2YWQ4OCIsImlhdCI6MTcwMTAyMDc4NiwiZXhwIjoxNzAxMDIxNjI2fQ.JoGyoX7Pz0zdN_bRg6J9lzYT-m1WftR0BhrbHff8AHA"</text:span></text:p>
          </table:table-cell>
          <table:table-cell table:style-name="ce108" office:value-type="float" office:value="200" calcext:value-type="float">
            <text:p>200</text:p>
          </table:table-cell>
          <table:table-cell table:style-name="ce111" office:value-type="string" calcext:value-type="string">
            <text:p>{</text:p>
            <text:p>  "message": "Board deleted"</text:p>
            <text:p>}</text:p>
          </table:table-cell>
          <table:table-cell table:style-name="ce51" office:value-type="string" calcext:value-type="string">
            <text:p>Pass</text:p>
          </table:table-cell>
          <table:table-cell table:style-name="ce111" office:value-type="string" calcext:value-type="string">
            <text:p>Успішний запит</text:p>
          </table:table-cell>
          <table:table-cell table:number-columns-repeated="1018"/>
        </table:table-row>
        <table:table-row table:style-name="ro1">
          <table:table-cell table:style-name="ce106"/>
          <table:table-cell table:style-name="ce108" table:number-columns-repeated="2"/>
          <table:table-cell table:style-name="ce111"/>
          <table:table-cell table:style-name="ce113"/>
          <table:table-cell table:style-name="ce111"/>
          <table:table-cell table:number-columns-repeated="1018"/>
        </table:table-row>
        <table:table-row table:style-name="ro1">
          <table:table-cell table:style-name="ce106"/>
          <table:table-cell table:style-name="ce108" table:number-columns-repeated="2"/>
          <table:table-cell table:style-name="ce111"/>
          <table:table-cell table:style-name="ce114"/>
          <table:table-cell table:style-name="ce111"/>
          <table:table-cell table:number-columns-repeated="1018"/>
        </table:table-row>
        <table:table-row table:style-name="ro1" table:number-rows-repeated="993">
          <table:table-cell table:number-columns-repeated="2"/>
          <table:table-cell table:style-name="ce103"/>
          <table:table-cell table:style-name="ce83"/>
          <table:table-cell table:style-name="ce37"/>
          <table:table-cell table:style-name="ce83"/>
          <table:table-cell table:number-columns-repeated="101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oards 3,4 Support" table:style-name="ta7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15" office:value-type="string" calcext:value-type="string" table:number-columns-spanned="6" table:number-rows-spanned="1">
            <text:p>TaskPro Backend Check List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60" office:value-type="string" calcext:value-type="string">
            <text:p>Request (REST API)</text:p>
          </table:table-cell>
          <table:table-cell table:style-name="ce117" office:value-type="string" calcext:value-type="string">
            <text:p>Параметри</text:p>
          </table:table-cell>
          <table:table-cell table:style-name="ce120" office:value-type="string" calcext:value-type="string">
            <text:p>Response Code</text:p>
          </table:table-cell>
          <table:table-cell table:style-name="ce120" office:value-type="string" calcext:value-type="string">
            <text:p>Response Message</text:p>
          </table:table-cell>
          <table:table-cell table:style-name="ce123" office:value-type="string" calcext:value-type="string">
            <text:p>Статус</text:p>
          </table:table-cell>
          <table:table-cell table:style-name="ce84" office:value-type="string" calcext:value-type="string">
            <text:p>Коментар</text:p>
          </table:table-cell>
          <table:table-cell table:number-columns-repeated="1018"/>
        </table:table-row>
        <table:table-row table:style-name="ro1">
          <table:table-cell table:style-name="ce116" office:value-type="string" calcext:value-type="string">
            <text:p>PUT/boards/{boardId}</text:p>
            <text:p/>
          </table:table-cell>
          <table:table-cell table:style-name="ce118" office:value-type="string" calcext:value-type="string">
            <text:p>Token - "eyJhbGciOiJIUzI1NiIsInR5cCI6IkpXVCJ9.eyJpZCI6IjY1NWRmYjU3NGRkYzM1ZmQwNTI2OGI4YSIsImlhdCI6MTcwMDk1NjI0OSwiZXhwIjoxNzAwOTU3MDg5fQ.UVsq8jjEeBhzB0tZ39aqTqGkNkoN3ARPQ0yDKhCTtQo"</text:p>
            <text:p>Board_Id - 656287ed4ddc35fd0526aa94</text:p>
            <text:p/>
            <text:p>{</text:p>
            <text:p>  "title": "111",</text:p>
            <text:p>  "icon": "star",</text:p>
            <text:p>  "background": "https://some-cloud-name.com/path/to/image/bg.jpg"</text:p>
            <text:p>}</text:p>
          </table:table-cell>
          <table:table-cell table:style-name="ce121" office:value-type="float" office:value="404" calcext:value-type="float">
            <text:p>404</text:p>
          </table:table-cell>
          <table:table-cell table:style-name="ce121" office:value-type="string" calcext:value-type="string">
            <text:p/>
            <text:p/>
            <text:p>Error: Not Found</text:p>
          </table:table-cell>
          <table:table-cell table:style-name="ce124" office:value-type="string" calcext:value-type="string">
            <text:p>Pass</text:p>
          </table:table-cell>
          <table:table-cell table:style-name="ce127" office:value-type="string" calcext:value-type="string">
            <text:p>Система повела себе правильно тому, що був вказаний невірний параметр Id</text:p>
          </table:table-cell>
          <table:table-cell table:number-columns-repeated="1018"/>
        </table:table-row>
        <table:table-row table:style-name="ro1">
          <table:table-cell table:style-name="ce116" office:value-type="string" calcext:value-type="string">
            <text:p>PUT/boards/{boardId}</text:p>
            <text:p/>
          </table:table-cell>
          <table:table-cell table:style-name="ce118" office:value-type="string" calcext:value-type="string">
            <text:p>Token - eyJhbGciOiJIUzI1NiIsInR5cCI6IkpXVCJ9.eyJpZCI6IjY1NWRmYjU3NGRkYzM1ZmQwNTI2OGI4YSIsImlhdCI6MTcwMDk5MjAzNSwiZXhwIjoxNzAwOTkyODc1fQ.zQ_otV1R0kdkHVgvJEtQfPkgiZGdilK8CGS9D_2rfHs</text:p>
            <text:p>Board_Id - 656287ed4ddc35fd0526aa94</text:p>
            <text:p>{</text:p>
            <text:p>  "title": "Another new",</text:p>
            <text:p>  "icon": "picture",</text:p>
            <text:p>  "background": "3"</text:p>
            <text:p>}</text:p>
          </table:table-cell>
          <table:table-cell table:style-name="ce121" office:value-type="float" office:value="200" calcext:value-type="float">
            <text:p>200</text:p>
          </table:table-cell>
          <table:table-cell table:style-name="ce121" office:value-type="string" calcext:value-type="string">
            <text:p/>
            <text:p/>
            <text:p>Successful update</text:p>
          </table:table-cell>
          <table:table-cell table:style-name="ce124" office:value-type="string" calcext:value-type="string">
            <text:p>Pass</text:p>
          </table:table-cell>
          <table:table-cell table:style-name="ce127" office:value-type="string" calcext:value-type="string">
            <text:p>Система повела себе правильно тому, що у вимогах не вказано, які саме параметри мають бути для рядка "icon"</text:p>
          </table:table-cell>
          <table:table-cell table:number-columns-repeated="1018"/>
        </table:table-row>
        <table:table-row table:style-name="ro1">
          <table:table-cell table:style-name="ce116" office:value-type="string" calcext:value-type="string">
            <text:p>PUT/boards/{boardId}</text:p>
            <text:p/>
          </table:table-cell>
          <table:table-cell table:style-name="ce118" office:value-type="string" calcext:value-type="string">
            <text:p>Token - eyJhbGciOiJIUzI1NiIsInR5cCI6IkpXVCJ9.eyJpZCI6IjY1NWRmYjU3NGRkYzM1ZmQwNTI2OGI4YSIsImlhdCI6MTcwMDk5MjAzNSwiZXhwIjoxNzAwOTkyODc1fQ.zQ_otV1R0kdkHVgvJEtQfPkgiZGdilK8CGS9D_2rfHs</text:p>
            <text:p>Board_Id - 656287ed4ddc35fd0526aa94</text:p>
            <text:p>{</text:p>
            <text:p>  "title": "Another new",</text:p>
            <text:p>  "icon": "",</text:p>
            <text:p>  "background": "3"</text:p>
            <text:p>}</text:p>
          </table:table-cell>
          <table:table-cell table:style-name="ce121" office:value-type="float" office:value="400" calcext:value-type="float">
            <text:p>400</text:p>
          </table:table-cell>
          <table:table-cell table:style-name="ce122" office:value-type="string" calcext:value-type="string">
            <text:p>"message": "missing required icon field"</text:p>
          </table:table-cell>
          <table:table-cell table:style-name="ce124" office:value-type="string" calcext:value-type="string">
            <text:p>Pass</text:p>
          </table:table-cell>
          <table:table-cell table:style-name="ce127" office:value-type="string" calcext:value-type="string">
            <text:p>Система повела себе правильно тому, що був вказаний невірний параметр "icon"</text:p>
          </table:table-cell>
          <table:table-cell table:number-columns-repeated="1018"/>
        </table:table-row>
        <table:table-row table:style-name="ro1">
          <table:table-cell table:style-name="ce116" office:value-type="string" calcext:value-type="string">
            <text:p>PUT/boards/{boardId}</text:p>
            <text:p/>
          </table:table-cell>
          <table:table-cell table:style-name="ce118" office:value-type="string" calcext:value-type="string">
            <text:p>Token - eyJhbGciOiJIUzI1NiIsInR5cCI6IkpXVCJ9.eyJpZCI6IjY1NWRmYjU3NGRkYzM1ZmQwNTI2OGI4YSIsImlhdCI6MTcwMDk5MjAzNSwiZXhwIjoxNzAwOTkyODc1fQ.zQ_otV1R0kdkHVgvJEtQfPkgiZGdilK8CGS9D_2rfHs</text:p>
            <text:p>Board_Id - 656287ed4ddc35fd0526aa94</text:p>
            <text:p>{</text:p>
            <text:p>  "title": "Another new",</text:p>
            <text:p>  "icon": "name",</text:p>
            <text:p>  "background": ""</text:p>
            <text:p>}</text:p>
          </table:table-cell>
          <table:table-cell table:style-name="ce121" office:value-type="float" office:value="400" calcext:value-type="float">
            <text:p>400</text:p>
          </table:table-cell>
          <table:table-cell table:style-name="ce122" office:value-type="string" calcext:value-type="string">
            <text:p>"message": "missing required background field"</text:p>
          </table:table-cell>
          <table:table-cell table:style-name="ce124" office:value-type="string" calcext:value-type="string">
            <text:p>Pass</text:p>
          </table:table-cell>
          <table:table-cell table:style-name="ce127" office:value-type="string" calcext:value-type="string">
            <text:p>Система повела себе правильно тому, що був вказаний невірний параметр "background"</text:p>
          </table:table-cell>
          <table:table-cell table:number-columns-repeated="1018"/>
        </table:table-row>
        <table:table-row table:style-name="ro1">
          <table:table-cell table:style-name="ce116" office:value-type="string" calcext:value-type="string">
            <text:p>PUT/boards/{boardId}</text:p>
            <text:p/>
          </table:table-cell>
          <table:table-cell table:style-name="ce118" office:value-type="string" calcext:value-type="string">
            <text:p>Token - eyJhbGciOiJIUzI1NiIsInR5cCI6IkpXVCJ9.eyJpZCI6IjY1NWRmYjU3NGRkYzM1ZmQwNTI2OGI4YSIsImlhdCI6MTcwMDk5MjAzNSwiZXhwIjoxNzAwOTkyODc1fQ.zQ_otV1R0kdkHVgvJEtQfPkgiZGdilK8CGS9D_2rfHs</text:p>
            <text:p>Board_Id - 656287ed4ddc35fd0526aa94</text:p>
            <text:p>{</text:p>
            <text:p>  "title": "Another new",</text:p>
            <text:p>  "icon": "name",</text:p>
            <text:p>  "background": ""</text:p>
            <text:p>}</text:p>
          </table:table-cell>
          <table:table-cell table:style-name="ce121" office:value-type="float" office:value="400" calcext:value-type="float">
            <text:p>400</text:p>
          </table:table-cell>
          <table:table-cell table:style-name="ce121"/>
          <table:table-cell table:style-name="ce124" office:value-type="string" calcext:value-type="string">
            <text:p>Pass</text:p>
          </table:table-cell>
          <table:table-cell table:style-name="ce127" office:value-type="string" calcext:value-type="string">
            <text:p>Система повела себе правильно тому, що був вказаний невірний параметр "icon"</text:p>
          </table:table-cell>
          <table:table-cell table:number-columns-repeated="1018"/>
        </table:table-row>
        <table:table-row table:style-name="ro1">
          <table:table-cell table:style-name="ce116" office:value-type="string" calcext:value-type="string">
            <text:p>PUT/boards/{boardId}</text:p>
            <text:p/>
          </table:table-cell>
          <table:table-cell table:style-name="ce118" office:value-type="string" calcext:value-type="string">
            <text:p>Token - eyJhbGciOiJIUzI1NiIsInR5cCI6IkpXVCJ9.eyJpZCI6IjY1NWRmYjU3NGRkYzM1ZmQwNTI2OGI4YSIsImlhdCI6MTcwMDk5MjAzNSwiZXhwIjoxNzAwOTkyODc1fQ.zQ_otV1R0kdkHVgvJEtQfPkgiZGdilK8CGS9D_2rfHs</text:p>
            <text:p>Board_Id - 656287ed4ddc35fd0526aa94</text:p>
            <text:p>{</text:p>
            <text:p>  "title": "A",</text:p>
            <text:p>  "icon": "board1",</text:p>
            <text:p>  "background": "3"</text:p>
            <text:p>}</text:p>
          </table:table-cell>
          <table:table-cell table:style-name="ce121" office:value-type="float" office:value="200" calcext:value-type="float">
            <text:p>200</text:p>
          </table:table-cell>
          <table:table-cell table:style-name="ce121" office:value-type="string" calcext:value-type="string">
            <text:p/>
            <text:p/>
            <text:p>Successful update</text:p>
          </table:table-cell>
          <table:table-cell table:style-name="ce124" office:value-type="string" calcext:value-type="string">
            <text:p>Pass</text:p>
          </table:table-cell>
          <table:table-cell table:style-name="ce127" office:value-type="string" calcext:value-type="string">
            <text:p>Система повела себе правильно тому, що був вказаний невірний параметр "title" (в ньому меньше 3х символів) </text:p>
          </table:table-cell>
          <table:table-cell table:number-columns-repeated="1018"/>
        </table:table-row>
        <table:table-row table:style-name="ro1">
          <table:table-cell table:style-name="ce116" office:value-type="string" calcext:value-type="string">
            <text:p>PUT/boards/{boardId}</text:p>
            <text:p/>
          </table:table-cell>
          <table:table-cell table:style-name="ce118" office:value-type="string" calcext:value-type="string">
            <text:p>Token - eyJhbGciOiJIUzI1NiIsInR5cCI6IkpXVCJ9.eyJpZCI6IjY1NWRmYjU3NGRkYzM1ZmQwNTI2OGI4YSIsImlhdCI6MTcwMDk5MjAzNSwiZXhwIjoxNzAwOTkyODc1fQ.zQ_otV1R0kdkHVgvJEtQfPkgiZGdilK8CGS9D_2rfHs</text:p>
            <text:p>Board_Id - 656287ed4ddc35fd0526aa94</text:p>
            <text:p>{</text:p>
            <text:p>  "title": "",</text:p>
            <text:p>  "icon": "board1",</text:p>
            <text:p>  "background": "3"</text:p>
            <text:p>}</text:p>
          </table:table-cell>
          <table:table-cell table:style-name="ce121" office:value-type="float" office:value="400" calcext:value-type="float">
            <text:p>400</text:p>
          </table:table-cell>
          <table:table-cell table:style-name="ce122" office:value-type="string" calcext:value-type="string">
            <text:p>"message": "missing required title field"</text:p>
          </table:table-cell>
          <table:table-cell table:style-name="ce124" office:value-type="string" calcext:value-type="string">
            <text:p>Pass</text:p>
          </table:table-cell>
          <table:table-cell table:style-name="ce127" office:value-type="string" calcext:value-type="string">
            <text:p>Система повела себе правильно тому, що був вказаний невірний параметр "title"</text:p>
          </table:table-cell>
          <table:table-cell table:number-columns-repeated="1018"/>
        </table:table-row>
        <table:table-row table:style-name="ro1">
          <table:table-cell table:style-name="ce116" office:value-type="string" calcext:value-type="string">
            <text:p>PATCH/boards/{boardId}</text:p>
          </table:table-cell>
          <table:table-cell table:style-name="ce118" office:value-type="string" calcext:value-type="string">
            <text:p>Token - eyJhbGciOiJIUzI1NiIsInR5cCI6IkpXVCJ9.eyJpZCI6IjY1NWRmYjU3NGRkYzM1ZmQwNTI2OGI4YSIsImlhdCI6MTcwMDk5NDA0NiwiZXhwIjoxNzAwOTk0ODg2fQ.KUVlK3Z0D2u93-RW_HY7stBttb5oDHH7vMnKw7j0PsE</text:p>
            <text:p>Board_Id - 656287ed4ddc35fd0526aa97</text:p>
            <text:p/>
          </table:table-cell>
          <table:table-cell table:style-name="ce121" office:value-type="float" office:value="404" calcext:value-type="float">
            <text:p>404</text:p>
          </table:table-cell>
          <table:table-cell table:style-name="ce121" office:value-type="string" calcext:value-type="string">
            <text:p>"message": "Not found"</text:p>
          </table:table-cell>
          <table:table-cell table:style-name="ce124" office:value-type="string" calcext:value-type="string">
            <text:p>Pass</text:p>
          </table:table-cell>
          <table:table-cell table:style-name="ce127" office:value-type="string" calcext:value-type="string">
            <text:p>Система повела себе правильно тому, шо був вказаний невірний параметр Id</text:p>
          </table:table-cell>
          <table:table-cell table:number-columns-repeated="1018"/>
        </table:table-row>
        <table:table-row table:style-name="ro1">
          <table:table-cell table:style-name="ce116" office:value-type="string" calcext:value-type="string">
            <text:p>PATCH/boards/{boardId}</text:p>
          </table:table-cell>
          <table:table-cell table:style-name="ce119" office:value-type="string" calcext:value-type="string">
            <text:p><text:a xlink:href="https://media.cntraveller.com/photos/611bf0b8f6bd8f17556db5e4/16:9/w_2580%2Cc_limit/gettyimages-1146431497.jpg" xlink:type="simple">Token - eyJhbGciOiJIUzI1NiIsInR5cCI6IkpXVCJ9.eyJpZCI6IjY1NWRmYjU3NGRkYzM1ZmQwNTI2OGI4YSIsImlhdCI6MTcwMDk5NDA0NiwiZXhwIjoxNzAwOTk0ODg2fQ.KUVlK3Z0D2u93-RW_HY7stBttb5oDHH7vMnKw7j0PsE
Board_Id - 656287ed4ddc35fd0526aa94
{
  "background": "https://media.cntraveller.com/photos/611bf0b8f6bd8f17556db5e4/16:9/w_2580%2Cc_limit/gettyimages-1146431497.jpg"
}</text:a></text:p>
          </table:table-cell>
          <table:table-cell table:style-name="ce121" office:value-type="float" office:value="200" calcext:value-type="float">
            <text:p>200</text:p>
          </table:table-cell>
          <table:table-cell table:style-name="ce122" office:value-type="string" calcext:value-type="string">
            <text:p>"message": "Background is updated"</text:p>
          </table:table-cell>
          <table:table-cell table:style-name="ce124" office:value-type="string" calcext:value-type="string">
            <text:p>Pass</text:p>
          </table:table-cell>
          <table:table-cell table:style-name="ce127" office:value-type="string" calcext:value-type="string">
            <text:p>Система повела себе правильно</text:p>
          </table:table-cell>
          <table:table-cell table:number-columns-repeated="1018"/>
        </table:table-row>
        <table:table-row table:style-name="ro1">
          <table:table-cell table:style-name="ce116" office:value-type="string" calcext:value-type="string">
            <text:p>PATCH/boards/{boardId}</text:p>
          </table:table-cell>
          <table:table-cell table:style-name="ce118" office:value-type="string" calcext:value-type="string">
            <text:p>"Token - eyJhbGciOiJIUzI1NiIsInR5cCI6IkpXVCJ9.eyJpZCI6IjY1NWRmYjU3NGRkYzM1ZmQwNTI2OGI4YSIsImlhdCI6MTcwMDk5NDA0NiwiZXhwIjoxNzAwOTk0ODg2fQ.KUVlK3Z0D2u93-RW_HY7stBttb5oDHH7vMnKw7j0PsE</text:p>
            <text:p>Board_Id - 656287ed4ddc35fd0526aa94</text:p>
            <text:p>"</text:p>
            <text:p>{</text:p>
            <text:p>  "background": "C:\Users\jnsdb\OneDrive\Desktop\Screens for TeamProject\4.9.png"</text:p>
            <text:p>}</text:p>
          </table:table-cell>
          <table:table-cell table:style-name="ce121" office:value-type="float" office:value="400" calcext:value-type="float">
            <text:p>400</text:p>
          </table:table-cell>
          <table:table-cell table:style-name="ce122" office:value-type="string" calcext:value-type="string">
            <text:p>"message": "Unexpected token U in JSON at position 22"</text:p>
          </table:table-cell>
          <table:table-cell table:style-name="ce124" office:value-type="string" calcext:value-type="string">
            <text:p>Pass</text:p>
          </table:table-cell>
          <table:table-cell table:style-name="ce127" office:value-type="string" calcext:value-type="string">
            <text:p>Система повела себе правильно тому, що був вказаний невірний параметр "background"</text:p>
          </table:table-cell>
          <table:table-cell table:number-columns-repeated="1018"/>
        </table:table-row>
        <table:table-row table:style-name="ro1">
          <table:table-cell table:style-name="ce116" office:value-type="string" calcext:value-type="string">
            <text:p>PATCH/boards/{boardId}</text:p>
          </table:table-cell>
          <table:table-cell table:style-name="ce118" office:value-type="string" calcext:value-type="string">
            <text:p>"Token - eyJhbGciOiJIUzI1NiIsInR5cCI6IkpXVCJ9.eyJpZCI6IjY1NWRmYjU3NGRkYzM1ZmQwNTI2OGI4YSIsImlhdCI6MTcwMDk5NDA0NiwiZXhwIjoxNzAwOTk0ODg2fQ.KUVlK3Z0D2u93-RW_HY7stBttb5oDHH7vMnKw7j0PsE</text:p>
            <text:p>Board_Id - 656287ed4ddc35fd0526aa94</text:p>
            <text:p>"</text:p>
            <text:p>{</text:p>
            <text:p>  "background": "це не лінк на картинку"</text:p>
            <text:p>}</text:p>
          </table:table-cell>
          <table:table-cell table:style-name="ce121" office:value-type="float" office:value="200" calcext:value-type="float">
            <text:p>200</text:p>
          </table:table-cell>
          <table:table-cell table:style-name="ce122" office:value-type="string" calcext:value-type="string">
            <text:p>"message": "Background is updated"</text:p>
          </table:table-cell>
          <table:table-cell table:style-name="ce125" office:value-type="string" calcext:value-type="string">
            <text:p>Fail</text:p>
          </table:table-cell>
          <table:table-cell table:style-name="ce127" office:value-type="string" calcext:value-type="string">
            <text:p>Система повела себе неправильно тому що вказаний <text:s/>"background" не відповідає прикладу у свагері та не є лінком на картинку</text:p>
          </table:table-cell>
          <table:table-cell table:number-columns-repeated="1018"/>
        </table:table-row>
        <table:table-row table:style-name="ro1">
          <table:table-cell table:style-name="ce116" office:value-type="string" calcext:value-type="string">
            <text:p>POST/support</text:p>
          </table:table-cell>
          <table:table-cell table:style-name="ce118" office:value-type="string" calcext:value-type="string">
            <text:p>Token - eyJhbGciOiJIUzI1NiIsInR5cCI6IkpXVCJ9.eyJpZCI6IjY1NWRmYjU3NGRkYzM1ZmQwNTI2OGI4YSIsImlhdCI6MTcwMDk5ODk5OSwiZXhwIjoxNzAwOTk5ODM5fQ.zq0cuQEaIA-x7DyueWKAi6QB38iURoRa3X32MveQhd0</text:p>
            <text:p>{</text:p>
            <text:p>  "email": "test@mail.com",</text:p>
            <text:p>  "message": "I'm using TaskPro for a while and it's gonna be great if I could upload my own background."</text:p>
            <text:p>}</text:p>
          </table:table-cell>
          <table:table-cell table:style-name="ce121" office:value-type="float" office:value="500" calcext:value-type="float">
            <text:p>500</text:p>
          </table:table-cell>
          <table:table-cell table:style-name="ce121" office:value-type="string" calcext:value-type="string">
            <text:p>"message": "Forbidden"</text:p>
          </table:table-cell>
          <table:table-cell table:style-name="ce125" office:value-type="string" calcext:value-type="string">
            <text:p>Fail</text:p>
          </table:table-cell>
          <table:table-cell table:style-name="ce128" office:value-type="string" calcext:value-type="string">
            <text:p>Це може бути зумовлено різними причинами такими, як помилки програмного забезпечення, неправильна конфігурація сервера, проблеми з базою даних і так далі.</text:p>
          </table:table-cell>
          <table:table-cell table:number-columns-repeated="1018"/>
        </table:table-row>
        <table:table-row table:style-name="ro1">
          <table:table-cell table:style-name="ce116" office:value-type="string" calcext:value-type="string">
            <text:p>POST/support</text:p>
          </table:table-cell>
          <table:table-cell table:style-name="ce118" office:value-type="string" calcext:value-type="string">
            <text:p>Token - eyJhbGciOiJIUzI1NiIsInR5cCI6IkpXVCJ9.eyJpZCI6IjY1NWRmYjU3NGRkYzM1ZmQwNTI2OGI4YSIsImlhdCI6MTcwMDk5ODk5OSwiZXhwIjoxNzAwOTk5ODM5fQ.zq0cuQEaIA-x7DyueWKAi6QB38iURoRa3X32MveQhd0</text:p>
            <text:p>{</text:p>
            <text:p>  "email": "test@mail.com",</text:p>
            <text:p>  "message": ""</text:p>
            <text:p>}</text:p>
          </table:table-cell>
          <table:table-cell table:style-name="ce121" office:value-type="float" office:value="400" calcext:value-type="float">
            <text:p>400</text:p>
          </table:table-cell>
          <table:table-cell table:style-name="ce122" office:value-type="string" calcext:value-type="string">
            <text:p>"message": "missing required message field"</text:p>
          </table:table-cell>
          <table:table-cell table:style-name="ce124" office:value-type="string" calcext:value-type="string">
            <text:p>Pass</text:p>
          </table:table-cell>
          <table:table-cell table:style-name="ce127" office:value-type="string" calcext:value-type="string">
            <text:p>Система повела себе правильно тому, що був вказаний невірний параметр "message"</text:p>
          </table:table-cell>
          <table:table-cell table:number-columns-repeated="1018"/>
        </table:table-row>
        <table:table-row table:style-name="ro1">
          <table:table-cell table:style-name="ce116" office:value-type="string" calcext:value-type="string">
            <text:p>POST/support</text:p>
          </table:table-cell>
          <table:table-cell table:style-name="ce118" office:value-type="string" calcext:value-type="string">
            <text:p>Token - eyJhbGciOiJIUzI1NiIsInR5cCI6IkpXVCJ9.eyJpZCI6IjY1NWRmYjU3NGRkYzM1ZmQwNTI2OGI4YSIsImlhdCI6MTcwMDk5ODk5OSwiZXhwIjoxNzAwOTk5ODM5fQ.zq0cuQEaIA-x7DyueWKAi6QB38iURoRa3X32MveQhd0</text:p>
            <text:p>{</text:p>
            <text:p>  "email": "",</text:p>
            <text:p>  "message": "I'm using TaskPro for a while and it's gonna be great if I could upload my own background."</text:p>
            <text:p>}</text:p>
          </table:table-cell>
          <table:table-cell table:style-name="ce121" office:value-type="float" office:value="400" calcext:value-type="float">
            <text:p>400</text:p>
          </table:table-cell>
          <table:table-cell table:style-name="ce122" office:value-type="string" calcext:value-type="string">
            <text:p>"message": "missing required email field"</text:p>
          </table:table-cell>
          <table:table-cell table:style-name="ce124" office:value-type="string" calcext:value-type="string">
            <text:p>Pass</text:p>
          </table:table-cell>
          <table:table-cell table:style-name="ce127" office:value-type="string" calcext:value-type="string">
            <text:p>Система повела себе правильно тому, що був вказаний вірний параметр "email"</text:p>
          </table:table-cell>
          <table:table-cell table:number-columns-repeated="1018"/>
        </table:table-row>
        <table:table-row table:style-name="ro1" table:number-rows-repeated="983">
          <table:table-cell table:style-name="ce116"/>
          <table:table-cell table:style-name="ce118"/>
          <table:table-cell table:style-name="ce121" table:number-columns-repeated="2"/>
          <table:table-cell table:style-name="ce126"/>
          <table:table-cell table:style-name="ce88"/>
          <table:table-cell table:number-columns-repeated="1018"/>
        </table:table-row>
        <table:table-row table:style-name="ro2" table:number-rows-repeated="10475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lums 1-3,5" table:style-name="ta8">
        <table:table-column table:style-name="co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3" table:default-cell-style-name="Default"/>
        <table:table-column table:style-name="co7" table:number-columns-repeated="1018" table:default-cell-style-name="Default"/>
        <table:table-row table:style-name="ro1">
          <table:table-cell table:style-name="ce129" office:value-type="string" calcext:value-type="string" table:number-columns-spanned="6" table:number-rows-spanned="1">
            <text:p>TaskPro Backend Check List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130" office:value-type="string" calcext:value-type="string">
            <text:p>Request (REST API)</text:p>
          </table:table-cell>
          <table:table-cell table:style-name="ce130" office:value-type="string" calcext:value-type="string">
            <text:p>Параметри</text:p>
          </table:table-cell>
          <table:table-cell table:style-name="ce133" office:value-type="string" calcext:value-type="string">
            <text:p>Response Code</text:p>
          </table:table-cell>
          <table:table-cell table:style-name="ce130" office:value-type="string" calcext:value-type="string">
            <text:p>Response Message</text:p>
          </table:table-cell>
          <table:table-cell table:style-name="ce130" office:value-type="string" calcext:value-type="string">
            <text:p>Статус</text:p>
          </table:table-cell>
          <table:table-cell table:style-name="ce130" office:value-type="string" calcext:value-type="string">
            <text:p>Коментар</text:p>
          </table:table-cell>
          <table:table-cell table:number-columns-repeated="1018"/>
        </table:table-row>
        <table:table-row table:style-name="ro1">
          <table:table-cell table:style-name="ce131" office:value-type="string" calcext:value-type="string">
            <text:p>POST/columns</text:p>
          </table:table-cell>
          <table:table-cell table:style-name="ce132" office:value-type="string" calcext:value-type="string">
            <text:p>"token": "eyJhbGciOiJIUzI1NiIsInR5cCI6IkpXVCJ9.eyJpZCI6IjY1NWRmYjU3NGRkYzM1ZmQwNTI2OGI4YSIsImlhdCI6MTcwMTAxMzAzMCwiZXhwIjoxNzAxMDEzODcwfQ.4dAqPuUIEpWZdzEcN27PEPj7es9JByC8CTi1VB5evrU"</text:p>
            <text:p>  "title": "To do",</text:p>
            <text:p>  "board": "656366034ddc35fd0526ad04"</text:p>
          </table:table-cell>
          <table:table-cell table:style-name="ce132" office:value-type="float" office:value="201" calcext:value-type="float">
            <text:p>201</text:p>
          </table:table-cell>
          <table:table-cell table:style-name="ce132" office:value-type="string" calcext:value-type="string">
            <text:p>New column created</text:p>
          </table:table-cell>
          <table:table-cell table:style-name="ce51" office:value-type="string" calcext:value-type="string">
            <text:p>Pass</text:p>
          </table:table-cell>
          <table:table-cell table:style-name="ce132" office:value-type="string" calcext:value-type="string">
            <text:p>Невірно створений запит рядку "board", це ймовірно "board id", який слідувало зробити параметром</text:p>
          </table:table-cell>
          <table:table-cell table:number-columns-repeated="1018"/>
        </table:table-row>
        <table:table-row table:style-name="ro1">
          <table:table-cell table:style-name="ce131" office:value-type="string" calcext:value-type="string">
            <text:p>POST/columns</text:p>
          </table:table-cell>
          <table:table-cell table:style-name="ce132" office:value-type="string" calcext:value-type="string">
            <text:p>"token": "eyJhbGciOiJIUzI1NiIsInR5cCI6IkpXVCJ9.eyJpZCI6IjY1NWRmYjU3NGRkYzM1ZmQwNTI2OGI4YSIsImlhdCI6MTcwMTAxMzAzMCwiZXhwIjoxNzAxMDEzODcwfQ.4dAqPuUIEpWZdzEcN27PEPj7es9JByC8CTi1VB5evrU"</text:p>
            <text:p>  "title": "To do",</text:p>
            <text:p>  "board": "111111111111111111111111"</text:p>
          </table:table-cell>
          <table:table-cell table:style-name="ce132" office:value-type="float" office:value="201" calcext:value-type="float">
            <text:p>201</text:p>
          </table:table-cell>
          <table:table-cell table:style-name="ce132" office:value-type="string" calcext:value-type="string">
            <text:p>New column created</text:p>
          </table:table-cell>
          <table:table-cell table:style-name="ce98" office:value-type="string" calcext:value-type="string">
            <text:p>Fail</text:p>
          </table:table-cell>
          <table:table-cell table:style-name="ce132" office:value-type="string" calcext:value-type="string">
            <text:p>Успішний запит при невалідному параметрі <text:s/>"board": "111111111111111111111111"</text:p>
          </table:table-cell>
          <table:table-cell table:number-columns-repeated="1018"/>
        </table:table-row>
        <table:table-row table:style-name="ro1">
          <table:table-cell table:style-name="ce131" office:value-type="string" calcext:value-type="string">
            <text:p>POST/columns</text:p>
          </table:table-cell>
          <table:table-cell table:style-name="ce132" office:value-type="string" calcext:value-type="string">
            <text:p>"token": "eyJhbGciOiJIUzI1NiIsInR5cCI6IkpXVCJ9.eyJpZCI6IjY1NWRmYjU3NGRkYzM1ZmQwNTI2OGI4YSIsImlhdCI6MTcwMTAxMzAzMCwiZXhwIjoxNzAxMDEzODcwfQ.4dAqPuUIEpWZdzEcN27PEPj7es9JByC8CTi1VB5evrU"</text:p>
            <text:p>  "title": "To do",</text:p>
            <text:p>  "board": ""</text:p>
          </table:table-cell>
          <table:table-cell table:style-name="ce132" office:value-type="float" office:value="400" calcext:value-type="float">
            <text:p>400</text:p>
          </table:table-cell>
          <table:table-cell table:style-name="ce132" office:value-type="string" calcext:value-type="string">
            <text:p>"message": "missing required board field</text:p>
          </table:table-cell>
          <table:table-cell table:style-name="ce51" office:value-type="string" calcext:value-type="string">
            <text:p>Pass</text:p>
          </table:table-cell>
          <table:table-cell table:style-name="ce127" office:value-type="string" calcext:value-type="string">
            <text:p>Система повела себе правильно тому, що був вказаний невірний параметр "board"</text:p>
          </table:table-cell>
          <table:table-cell table:number-columns-repeated="1018"/>
        </table:table-row>
        <table:table-row table:style-name="ro1">
          <table:table-cell table:style-name="ce131" office:value-type="string" calcext:value-type="string">
            <text:p>POST/columns</text:p>
          </table:table-cell>
          <table:table-cell table:style-name="ce132" office:value-type="string" calcext:value-type="string">
            <text:p>"token": "eyJhbGciOiJIUzI1NiIsInR5cCI6IkpXVCJ9.eyJpZCI6IjY1NWRmYjU3NGRkYzM1ZmQwNTI2OGI4YSIsImlhdCI6MTcwMTAxMzAzMCwiZXhwIjoxNzAxMDEzODcwfQ.4dAqPuUIEpWZdzEcN27PEPj7es9JByC8CTi1VB5evrU"</text:p>
            <text:p>  "title": "",</text:p>
            <text:p>  "board": "656366034ddc35fd0526ad04"</text:p>
          </table:table-cell>
          <table:table-cell table:style-name="ce132" office:value-type="float" office:value="400" calcext:value-type="float">
            <text:p>400</text:p>
          </table:table-cell>
          <table:table-cell table:style-name="ce132" office:value-type="string" calcext:value-type="string">
            <text:p>"message": "missing required title field"</text:p>
          </table:table-cell>
          <table:table-cell table:style-name="ce51" office:value-type="string" calcext:value-type="string">
            <text:p>Pass</text:p>
          </table:table-cell>
          <table:table-cell table:style-name="ce127" office:value-type="string" calcext:value-type="string">
            <text:p>Система повела себе правильно тому, що був вказаний невірний параметр "title"</text:p>
          </table:table-cell>
          <table:table-cell table:number-columns-repeated="1018"/>
        </table:table-row>
        <table:table-row table:style-name="ro1">
          <table:table-cell table:style-name="ce131" office:value-type="string" calcext:value-type="string">
            <text:p>POST/columns</text:p>
          </table:table-cell>
          <table:table-cell table:style-name="ce132" office:value-type="string" calcext:value-type="string">
            <text:p>"token": "eyJhbGciOiJIUzI1NiIsInR5cCI6IkpXVCJ9.eyJpZCI6IjY1NWRmYjU3NGRkYzM1ZmQwNTI2OGI4YSIsImlhdCI6MTcwMTAxMzAzMCwiZXhwIjoxNzAxMDEzODcwfQ.4dAqPuUIEpWZdzEcN27PEPj7es9JByC8CTi1VB5evrU"</text:p>
            <text:p>  "title": "fffffffffffffffffffffffffffffffff",</text:p>
            <text:p>  "board": "656366034ddc35fd0526ad04"</text:p>
          </table:table-cell>
          <table:table-cell table:style-name="ce132" office:value-type="float" office:value="201" calcext:value-type="float">
            <text:p>201</text:p>
          </table:table-cell>
          <table:table-cell table:style-name="ce132" office:value-type="string" calcext:value-type="string">
            <text:p>New column created</text:p>
          </table:table-cell>
          <table:table-cell table:style-name="ce51" office:value-type="string" calcext:value-type="string">
            <text:p>Pass</text:p>
          </table:table-cell>
          <table:table-cell table:style-name="ce132" office:value-type="string" calcext:value-type="string">
            <text:p>Система повела себе правильно</text:p>
          </table:table-cell>
          <table:table-cell table:number-columns-repeated="1018"/>
        </table:table-row>
        <table:table-row table:style-name="ro1">
          <table:table-cell table:style-name="ce131" office:value-type="string" calcext:value-type="string">
            <text:p>PATCH/columns/{columnId}</text:p>
          </table:table-cell>
          <table:table-cell table:style-name="ce132" office:value-type="string" calcext:value-type="string">
            <text:p>"token": "eyJhbGciOiJIUzI1NiIsInR5cCI6IkpXVCJ9.eyJpZCI6IjY1NWRmYjU3NGRkYzM1ZmQwNTI2OGI4YSIsImlhdCI6MTcwMTAxNjAxNywiZXhwIjoxNzAxMDE2ODU3fQ.c32aFN48NXtPTrY8-bwq_NkEH-C1OulHazr4b-1K5zY"</text:p>
            <text:p>Column ID "65636d894ddc35fd0526ad3c"</text:p>
            <text:p>{</text:p>
            <text:p>  "title": "Done"</text:p>
            <text:p>}</text:p>
          </table:table-cell>
          <table:table-cell table:style-name="ce132" office:value-type="float" office:value="200" calcext:value-type="float">
            <text:p>200</text:p>
          </table:table-cell>
          <table:table-cell table:style-name="ce132" office:value-type="string" calcext:value-type="string">
            <text:p>"message": "Successful update"</text:p>
          </table:table-cell>
          <table:table-cell table:style-name="ce51" office:value-type="string" calcext:value-type="string">
            <text:p>Pass</text:p>
          </table:table-cell>
          <table:table-cell table:style-name="ce132" office:value-type="string" calcext:value-type="string">
            <text:p>Система повела себе правильно, ми отримали відповідь 200 на валідний запит</text:p>
          </table:table-cell>
          <table:table-cell table:number-columns-repeated="1018"/>
        </table:table-row>
        <table:table-row table:style-name="ro1">
          <table:table-cell table:style-name="ce131" office:value-type="string" calcext:value-type="string">
            <text:p>PATCH/columns/{columnId}</text:p>
          </table:table-cell>
          <table:table-cell table:style-name="ce132" office:value-type="string" calcext:value-type="string">
            <text:p>"token": "eyJhbGciOiJIUzI1NiIsInR5cCI6IkpXVCJ9.eyJpZCI6IjY1NWRmYjU3NGRkYzM1ZmQwNTI2OGI4YSIsImlhdCI6MTcwMTAxNzE0NCwiZXhwIjoxNzAxMDE3OTg0fQ.Wcw_8lKklGkjq860pfI1pCaDUm6VKi_AtbpUpQ7xbi0"</text:p>
            <text:p>Column ID "65636d894ddc35fd0526ad3c"</text:p>
            <text:p>{</text:p>
            <text:p>  "title": "Done"</text:p>
            <text:p>}</text:p>
          </table:table-cell>
          <table:table-cell table:style-name="ce132" office:value-type="float" office:value="201" calcext:value-type="float">
            <text:p>201</text:p>
          </table:table-cell>
          <table:table-cell table:style-name="ce132" office:value-type="string" calcext:value-type="string">
            <text:p>"message": "Successful update"</text:p>
          </table:table-cell>
          <table:table-cell table:style-name="ce51" office:value-type="string" calcext:value-type="string">
            <text:p>Pass</text:p>
          </table:table-cell>
          <table:table-cell table:style-name="ce132" office:value-type="string" calcext:value-type="string">
            <text:p>Система повела себе правильно</text:p>
          </table:table-cell>
          <table:table-cell table:number-columns-repeated="1018"/>
        </table:table-row>
        <table:table-row table:style-name="ro1">
          <table:table-cell table:style-name="ce131" office:value-type="string" calcext:value-type="string">
            <text:p>DELETE/columns/{columnId}</text:p>
          </table:table-cell>
          <table:table-cell table:style-name="ce132" office:value-type="string" calcext:value-type="string">
            <text:p>"token"": "eyJhbGciOiJIUzI1NiIsInR5cCI6IkpXVCJ9.eyJpZCI6IjY1NWRmYjU3NGRkYzM1ZmQwNTI2OGI4YSIsImlhdCI6MTcwMTAxNzE0NCwiZXhwIjoxNzAxMDE3OTg0fQ.Wcw_8lKklGkjq860pfI1pCaDUm6VKi_AtbpUpQ7xbi0""</text:p>
            <text:p>Column ID "649885bb8cfd32ed13fd42d3"</text:p>
            <text:p/>
          </table:table-cell>
          <table:table-cell table:style-name="ce132" office:value-type="float" office:value="200" calcext:value-type="float">
            <text:p>200</text:p>
          </table:table-cell>
          <table:table-cell table:style-name="ce132" office:value-type="string" calcext:value-type="string">
            <text:p>"message": "Column deleted"</text:p>
          </table:table-cell>
          <table:table-cell table:style-name="ce51" office:value-type="string" calcext:value-type="string">
            <text:p>Pass</text:p>
          </table:table-cell>
          <table:table-cell table:style-name="ce132" office:value-type="string" calcext:value-type="string">
            <text:p>Система адекватно відповіла на валідні дані "Column ID "649885bb8cfd32ed13fd42d3"", та видалила колонку</text:p>
          </table:table-cell>
          <table:table-cell table:number-columns-repeated="1018"/>
        </table:table-row>
        <table:table-row table:style-name="ro1">
          <table:table-cell table:style-name="ce131" office:value-type="string" calcext:value-type="string">
            <text:p>DELETE/columns/{columnId}</text:p>
          </table:table-cell>
          <table:table-cell table:style-name="ce132" office:value-type="string" calcext:value-type="string">
            <text:p>"token": "eyJhbGciOiJIUzI1NiIsInR5cCI6IkpXVCJ9.eyJpZCI6IjY1NWRmYjU3NGRkYzM1ZmQwNTI2OGI4YSIsImlhdCI6MTcwMTAxOTkwMywiZXhwIjoxNzAxMDIwNzQzfQ.GHG0C4Yl4NvSESN05apDhskOkCmkRWG7l6Z12wQhz2k"</text:p>
            <text:p>Column ID "656381a34ddc35fd0526ad7"</text:p>
            <text:p/>
          </table:table-cell>
          <table:table-cell table:style-name="ce132" office:value-type="float" office:value="500" calcext:value-type="float">
            <text:p>500</text:p>
          </table:table-cell>
          <table:table-cell table:style-name="ce132" office:value-type="string" calcext:value-type="string">
            <text:p>"message": "Cast to ObjectId failed for value \"656381a34ddc35fd0526ad7\" (type string) at path \"_id\" for model \"Column\"</text:p>
          </table:table-cell>
          <table:table-cell table:style-name="ce51" office:value-type="string" calcext:value-type="string">
            <text:p>Pass</text:p>
          </table:table-cell>
          <table:table-cell table:style-name="ce132" office:value-type="string" calcext:value-type="string">
            <text:p>Система адекватно відповіла на невалідні дані "Column ID "656381a34ddc35fd0526ad7""</text:p>
          </table:table-cell>
          <table:table-cell table:number-columns-repeated="1018"/>
        </table:table-row>
        <table:table-row table:style-name="ro1">
          <table:table-cell table:style-name="ce131" office:value-type="string" calcext:value-type="string">
            <text:p>PATCH/columns/{columnId}/order</text:p>
          </table:table-cell>
          <table:table-cell table:style-name="ce132" office:value-type="string" calcext:value-type="string">
            <text:p>"token": "eyJhbGciOiJIUzI1NiIsInR5cCI6IkpXVCJ9.eyJpZCI6IjY1NWRmYjU3NGRkYzM1ZmQwNTI2OGI4YSIsImlhdCI6MTcwMTAzODAxNSwiZXhwIjoxNzAxMDM4ODU1fQ.uDR_9lg53l6mkAITv1ixZy0lAFi4fjV9RjanL8jtgb8"</text:p>
            <text:p>Column ID - 656385474ddc35fd0526add3</text:p>
            <text:p>{</text:p>
            <text:p>  "newOrder": 2</text:p>
            <text:p>}</text:p>
          </table:table-cell>
          <table:table-cell table:style-name="ce132" office:value-type="float" office:value="200" calcext:value-type="float">
            <text:p>200</text:p>
          </table:table-cell>
          <table:table-cell table:style-name="ce132" office:value-type="string" calcext:value-type="string">
            <text:p>"message": "Order changed"</text:p>
          </table:table-cell>
          <table:table-cell table:style-name="ce98" office:value-type="string" calcext:value-type="string">
            <text:p>Fail</text:p>
          </table:table-cell>
          <table:table-cell table:style-name="ce132" office:value-type="string" calcext:value-type="string">
            <text:p>Є помилка в рядку для запиту ("newOrder": 2), не вистачає подвійних дужок. Також не зрозуміло які валідні дані потрібні для цього запиту</text:p>
          </table:table-cell>
          <table:table-cell table:number-columns-repeated="1018"/>
        </table:table-row>
        <table:table-row table:style-name="ro1" table:number-rows-repeated="4">
          <table:table-cell table:style-name="ce131"/>
          <table:table-cell table:style-name="ce132" table:number-columns-repeated="5"/>
          <table:table-cell table:number-columns-repeated="1018"/>
        </table:table-row>
        <table:table-row table:style-name="ro1">
          <table:table-cell table:style-name="ce131"/>
          <table:table-cell table:style-name="ce132" table:number-columns-repeated="5"/>
          <table:table-cell table:number-columns-repeated="1018"/>
        </table:table-row>
        <table:table-row table:style-name="ro6">
          <table:table-cell table:style-name="ce131"/>
          <table:table-cell table:style-name="ce132" table:number-columns-repeated="5"/>
          <table:table-cell table:number-columns-repeated="1018"/>
        </table:table-row>
        <table:table-row table:style-name="ro1">
          <table:table-cell table:style-name="ce131"/>
          <table:table-cell table:style-name="ce132" table:number-columns-repeated="5"/>
          <table:table-cell table:number-columns-repeated="1018"/>
        </table:table-row>
        <table:table-row table:style-name="ro1" table:number-rows-repeated="15">
          <table:table-cell table:style-name="ce131"/>
          <table:table-cell table:style-name="ce132" table:number-columns-repeated="5"/>
          <table:table-cell table:number-columns-repeated="1018"/>
        </table:table-row>
        <table:table-row table:style-name="ro1">
          <table:table-cell table:style-name="ce131"/>
          <table:table-cell table:style-name="ce132" table:number-columns-repeated="5"/>
          <table:table-cell table:number-columns-repeated="1018"/>
        </table:table-row>
        <table:table-row table:style-name="ro1" table:number-rows-repeated="2">
          <table:table-cell table:style-name="ce131"/>
          <table:table-cell table:style-name="ce132" table:number-columns-repeated="5"/>
          <table:table-cell table:number-columns-repeated="1018"/>
        </table:table-row>
        <table:table-row table:style-name="ro1" table:number-rows-repeated="952">
          <table:table-cell table:style-name="ce131"/>
          <table:table-cell table:style-name="ce132"/>
          <table:table-cell table:style-name="ce134"/>
          <table:table-cell table:style-name="ce132" table:number-columns-repeated="3"/>
          <table:table-cell table:number-columns-repeated="1018"/>
        </table:table-row>
        <table:table-row table:style-name="ro2" table:number-rows-repeated="104758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lums 4; Tasks 1-3" table:style-name="ta9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35" office:value-type="string" calcext:value-type="string" table:number-columns-spanned="6" table:number-rows-spanned="1">
            <text:p>TaskPro Backend Check List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76" office:value-type="string" calcext:value-type="string">
            <text:p>Request (REST API)</text:p>
          </table:table-cell>
          <table:table-cell table:style-name="ce137" office:value-type="string" calcext:value-type="string">
            <text:p>Параметри</text:p>
          </table:table-cell>
          <table:table-cell table:style-name="ce60" office:value-type="string" calcext:value-type="string">
            <text:p>Response Code</text:p>
          </table:table-cell>
          <table:table-cell table:style-name="ce130" office:value-type="string" calcext:value-type="string">
            <text:p>Response Message</text:p>
          </table:table-cell>
          <table:table-cell table:style-name="ce139" office:value-type="string" calcext:value-type="string">
            <text:p>Статус</text:p>
          </table:table-cell>
          <table:table-cell table:style-name="ce130" office:value-type="string" calcext:value-type="string">
            <text:p>Коментар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POST/columns/{columnId}/tasks</text:p>
          </table:table-cell>
          <table:table-cell table:style-name="ce28" office:value-type="string" calcext:value-type="string">
            <text:p>  "token": "eyJhbGciOiJIUzI1NiIsInR5cCI6IkpXVCJ9.eyJpZCI6IjY1NWRmYjU3NGRkYzM1ZmQwNTI2OGI4YSIsImlhdCI6MTcwMTAyMjIwNiwiZXhwIjoxNzAxMDIzMDQ2fQ.PzptZ1zCA_R7jXamA0i63o1sj84HHTlQN7pPUtxnzUE"</text:p>
            <text:p>{</text:p>
            <text:p>  "title": "FFFF",</text:p>
            <text:p>  "description": "Я - умничка, сладкая булочка и прочитаю доки до сваггера))",</text:p>
            <text:p>  "deadline": "2024-07-21T20:57:15.000Z",</text:p>
            <text:p>  "priority": "low"</text:p>
            <text:p>}</text:p>
          </table:table-cell>
          <table:table-cell table:style-name="ce83" office:value-type="float" office:value="201" calcext:value-type="float">
            <text:p>201</text:p>
          </table:table-cell>
          <table:table-cell table:style-name="ce44" office:value-type="string" calcext:value-type="string">
            <text:p>{</text:p>
            <text:p>  "title": "FFFF",</text:p>
            <text:p>  "description": "Я - умничка, сладкая булочка и прочитаю доки до сваггера))",</text:p>
            <text:p>  "priority": "low",</text:p>
            <text:p>  "deadline": "2024-07-21T20:57:15.000Z",</text:p>
            <text:p>  "column": "656385474ddc35fd0526add3",</text:p>
            <text:p>  "order": 6,</text:p>
            <text:p>  "_id": "65638b0d4ddc35fd0526ae3a"</text:p>
            <text:p>}</text:p>
          </table:table-cell>
          <table:table-cell table:style-name="ce51" office:value-type="string" calcext:value-type="string">
            <text:p>Pass</text:p>
          </table:table-cell>
          <table:table-cell table:style-name="ce111" office:value-type="string" calcext:value-type="string">
            <text:p>Успішний запит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POST/columns/{columnId}/tasks</text:p>
          </table:table-cell>
          <table:table-cell table:style-name="ce28" office:value-type="string" calcext:value-type="string">
            <text:p>"token": "eyJhbGciOiJIUzI1NiIsInR5cCI6IkpXVCJ9.eyJpZCI6IjY1NWRmYjU3NGRkYzM1ZmQwNTI2OGI4YSIsImlhdCI6MTcwMTAyMjIwNiwiZXhwIjoxNzAxMDIzMDQ2fQ.PzptZ1zCA_R7jXamA0i63o1sj84HHTlQN7pPUtxnzUE"</text:p>
            <text:p>{</text:p>
            <text:p>  "title": "F",</text:p>
            <text:p>  "description": "Я - умничка, сладкая булочка и прочитаю доки до сваггера))",</text:p>
            <text:p>  "deadline": "1896-07-21T20:57:15.000Z",</text:p>
            <text:p>  "priority": "low"</text:p>
            <text:p>}</text:p>
          </table:table-cell>
          <table:table-cell table:style-name="ce83" office:value-type="float" office:value="201" calcext:value-type="float">
            <text:p>201</text:p>
          </table:table-cell>
          <table:table-cell table:style-name="ce44" office:value-type="string" calcext:value-type="string">
            <text:p>{</text:p>
            <text:p>  "title": "F",</text:p>
            <text:p>  "description": "Я - умничка, сладкая булочка и прочитаю доки до сваггера))",</text:p>
            <text:p>  "priority": "low",</text:p>
            <text:p>  "deadline": "1896-07-21T20:57:15.000Z",</text:p>
            <text:p>  "column": "656385474ddc35fd0526add3",</text:p>
            <text:p>  "order": 7,</text:p>
            <text:p>  "_id": "65638bc24ddc35fd0526ae45"</text:p>
            <text:p>}</text:p>
          </table:table-cell>
          <table:table-cell table:style-name="ce98" office:value-type="string" calcext:value-type="string">
            <text:p>Fail</text:p>
          </table:table-cell>
          <table:table-cell table:style-name="ce44" office:value-type="string" calcext:value-type="string">
            <text:p>Некоректна ввідповідь системи, так як вказан невалідний "deadline"</text:p>
          </table:table-cell>
          <table:table-cell table:number-columns-repeated="1018"/>
        </table:table-row>
        <table:table-row table:style-name="ro1">
          <table:table-cell table:style-name="ce136" office:value-type="string" calcext:value-type="string">
            <text:p>PUT/tasks/{taskId}</text:p>
          </table:table-cell>
          <table:table-cell table:style-name="ce138" office:value-type="string" calcext:value-type="string">
            <text:p>"token": "eyJhbGciOiJIUzI1NiIsInR5cCI6IkpXVCJ9.eyJpZCI6IjY1NjM4MjI5NGRkYzM1ZmQwNTI2YWQ4OCIsImlhdCI6MTcwMTAzMzk1NSwiZXhwIjoxNzAxMDM0Nzk1fQ.IZI6H5BGqeZTy2Ba60PaATB59o8rZgbC-10PFn9smA4"</text:p>
            <text:p>{</text:p>
            <text:p>  "title": "Figure out what is swagger",</text:p>
            <text:p>  "description": "Я - умничка, сладкая булочка и прочитаю доки до сваггера, а также протестирую swagger editor",</text:p>
            <text:p>  "deadline": "22.07.2023",</text:p>
            <text:p>  "priority": "low",</text:p>
            <text:p>  "column": "656383ef4ddc35fd0526adb1"</text:p>
            <text:p>}</text:p>
          </table:table-cell>
          <table:table-cell table:style-name="ce37" office:value-type="float" office:value="200" calcext:value-type="float">
            <text:p>200</text:p>
          </table:table-cell>
          <table:table-cell table:style-name="ce138" office:value-type="string" calcext:value-type="string">
            <text:p>{</text:p>
            <text:p>  "message": "Task updated"</text:p>
            <text:p>}</text:p>
          </table:table-cell>
          <table:table-cell table:style-name="ce51" office:value-type="string" calcext:value-type="string">
            <text:p>Pass</text:p>
          </table:table-cell>
          <table:table-cell table:style-name="ce111" office:value-type="string" calcext:value-type="string">
            <text:p>Успішний запит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Patch/tasks/{taskId}</text:p>
          </table:table-cell>
          <table:table-cell table:style-name="ce138" office:value-type="string" calcext:value-type="string">
            <text:p>"token": "eyJhbGciOiJIUzI1NiIsInR5cCI6IkpXVCJ9.eyJpZCI6IjY1NjM4MjI5NGRkYzM1ZmQwNTI2YWQ4OCIsImlhdCI6MTcwMTAzMzk1NSwiZXhwIjoxNzAxMDM0Nzk1fQ.IZI6H5BGqeZTy2Ba60PaATB59o8rZgbC-10PFn9smA4"</text:p>
            <text:p>{</text:p>
            <text:p>  "column": "656383ef4ddc35fd0526adb1",</text:p>
            <text:p>  "newOrder": 2</text:p>
            <text:p>}</text:p>
          </table:table-cell>
          <table:table-cell table:style-name="ce37" office:value-type="float" office:value="200" calcext:value-type="float">
            <text:p>200</text:p>
          </table:table-cell>
          <table:table-cell table:style-name="ce44" office:value-type="string" calcext:value-type="string">
            <text:p>{</text:p>
            <text:p>  "message": "Task moved"</text:p>
            <text:p>}</text:p>
          </table:table-cell>
          <table:table-cell table:style-name="ce51" office:value-type="string" calcext:value-type="string">
            <text:p>Pass</text:p>
          </table:table-cell>
          <table:table-cell table:style-name="ce111" office:value-type="string" calcext:value-type="string">
            <text:p>Успішний запит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DELETEtasks/{taskId}</text:p>
          </table:table-cell>
          <table:table-cell table:style-name="ce138" office:value-type="string" calcext:value-type="string">
            <text:p>"token": "eyJhbGciOiJIUzI1NiIsInR5cCI6IkpXVCJ9.eyJpZCI6IjY1NjM4MjI5NGRkYzM1ZmQwNTI2YWQ4OCIsImlhdCI6MTcwMTAzMzk1NSwiZXhwIjoxNzAxMDM0Nzk1fQ.IZI6H5BGqeZTy2Ba60PaATB59o8rZgbC-10PFn9smA4"</text:p>
            <text:p/>
          </table:table-cell>
          <table:table-cell table:style-name="ce37" office:value-type="float" office:value="200" calcext:value-type="float">
            <text:p>200</text:p>
          </table:table-cell>
          <table:table-cell table:style-name="ce44" office:value-type="string" calcext:value-type="string">
            <text:p>{</text:p>
            <text:p>  "message": "Task deleted"</text:p>
            <text:p>}</text:p>
          </table:table-cell>
          <table:table-cell table:style-name="ce51" office:value-type="string" calcext:value-type="string">
            <text:p>Pass</text:p>
          </table:table-cell>
          <table:table-cell table:style-name="ce111" office:value-type="string" calcext:value-type="string">
            <text:p>Успішний запит</text:p>
          </table:table-cell>
          <table:table-cell table:number-columns-repeated="1018"/>
        </table:table-row>
        <table:table-row table:style-name="ro1" table:number-rows-repeated="2">
          <table:table-cell table:style-name="ce15"/>
          <table:table-cell table:style-name="ce28"/>
          <table:table-cell table:style-name="ce83"/>
          <table:table-cell table:style-name="ce44"/>
          <table:table-cell table:style-name="ce140"/>
          <table:table-cell table:style-name="ce44"/>
          <table:table-cell table:number-columns-repeated="1018"/>
        </table:table-row>
        <table:table-row table:style-name="ro1">
          <table:table-cell table:style-name="ce15"/>
          <table:table-cell table:style-name="ce28"/>
          <table:table-cell table:style-name="ce83"/>
          <table:table-cell table:style-name="ce44"/>
          <table:table-cell/>
          <table:table-cell table:style-name="ce44"/>
          <table:table-cell table:number-columns-repeated="1018"/>
        </table:table-row>
        <table:table-row table:style-name="ro1" table:number-rows-repeated="3">
          <table:table-cell table:style-name="ce15"/>
          <table:table-cell table:style-name="ce28"/>
          <table:table-cell table:style-name="ce83"/>
          <table:table-cell table:style-name="ce44"/>
          <table:table-cell table:style-name="ce140"/>
          <table:table-cell table:style-name="ce44"/>
          <table:table-cell table:number-columns-repeated="1018"/>
        </table:table-row>
        <table:table-row table:style-name="ro1" table:number-rows-repeated="4">
          <table:table-cell table:style-name="ce15"/>
          <table:table-cell table:style-name="ce28"/>
          <table:table-cell table:style-name="ce83"/>
          <table:table-cell table:style-name="ce44"/>
          <table:table-cell table:style-name="ce140"/>
          <table:table-cell table:style-name="ce44"/>
          <table:table-cell table:number-columns-repeated="1018"/>
        </table:table-row>
        <table:table-row table:style-name="ro1" table:number-rows-repeated="8">
          <table:table-cell table:style-name="ce15"/>
          <table:table-cell table:style-name="ce28"/>
          <table:table-cell table:style-name="ce83"/>
          <table:table-cell table:style-name="ce44"/>
          <table:table-cell/>
          <table:table-cell table:style-name="ce44"/>
          <table:table-cell table:number-columns-repeated="1018"/>
        </table:table-row>
        <table:table-row table:style-name="ro1" table:number-rows-repeated="975">
          <table:table-cell table:style-name="ce15"/>
          <table:table-cell table:style-name="ce28"/>
          <table:table-cell table:style-name="ce61"/>
          <table:table-cell table:style-name="ce44"/>
          <table:table-cell table:style-name="ce141"/>
          <table:table-cell table:style-name="ce44"/>
          <table:table-cell table:number-columns-repeated="101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Times New Roman&quot;" svg:font-family="'&quot;Times New Roman&quot;'"/>
    <style:font-face style:name="Arial" svg:font-family="Arial"/>
    <style:font-face style:name="Cambria" svg:font-family="Cambria"/>
    <style:font-face style:name="Sans-serif" svg:font-family="Sans-serif"/>
    <style:font-face style:name="Slack-Lato" svg:font-family="Slack-Lato"/>
    <style:font-face style:name="Söhne" svg:font-family="Söhn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ASTER" style:display-name="PageStyle_MAST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idnighters" style:display-name="PageStyle_Midnight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sers_20_1-3" style:display-name="PageStyle_Users 1-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ser_20_4_2c_5_2c_9" style:display-name="PageStyle_User 4,5,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sers_20_6-8" style:display-name="PageStyle_Users 6-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oards_20_1_2c_2_2c_5" style:display-name="PageStyle_Boards 1,2,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oards_20_3_2c_4_20_Support" style:display-name="PageStyle_Boards 3,4 Suppor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lums_20_1-3_2c_5" style:display-name="PageStyle_Colums 1-3,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lums_20_4_3b__20_Tasks_20_1-3" style:display-name="PageStyle_Colums 4; Tasks 1-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9" meta:cell-count="633" meta:object-count="0"/>
    <meta:generator>LibreOfficeDev/6.0.5.2$Linux_X86_64 LibreOffice_project/</meta:generator>
  </office:meta>
</office:document-meta>
</file>